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95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72.65pt"/>
    </style:style>
    <style:style style:name="co4" style:family="table-column">
      <style:table-column-properties fo:break-before="auto" style:column-width="40.65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6.65pt"/>
    </style:style>
    <style:style style:name="co7" style:family="table-column">
      <style:table-column-properties fo:break-before="auto" style:column-width="35.94pt"/>
    </style:style>
    <style:style style:name="co8" style:family="table-column">
      <style:table-column-properties fo:break-before="auto" style:column-width="30.3pt"/>
    </style:style>
    <style:style style:name="co9" style:family="table-column">
      <style:table-column-properties fo:break-before="auto" style:column-width="44.31pt"/>
    </style:style>
    <style:style style:name="co10" style:family="table-column">
      <style:table-column-properties fo:break-before="auto" style:column-width="38.95pt"/>
    </style:style>
    <style:style style:name="co11" style:family="table-column">
      <style:table-column-properties fo:break-before="auto" style:column-width="27.6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g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Printed Item</text:p>
          </table:table-cell>
          <table:table-cell office:value-type="string" calcext:value-type="string">
            <text:p>Short Name</text:p>
          </table:table-cell>
          <table:table-cell table:style-name="Default" office:value-type="string" calcext:value-type="string">
            <text:p>Cost Per Sheet</text:p>
          </table:table-cell>
          <table:table-cell table:style-name="Default" office:value-type="string" calcext:value-type="string">
            <text:p>Cost Per Item</text:p>
          </table:table-cell>
          <table:table-cell office:value-type="string" calcext:value-type="string">
            <text:p>Items Per Sheet</text:p>
          </table:table-cell>
          <table:table-cell table:style-name="Default" office:value-type="string" calcext:value-type="string">
            <text:p>Best Bulk Cost Per Sheet (100+ Games)</text:p>
          </table:table-cell>
          <table:table-cell office:value-type="string" calcext:value-type="string">
            <text:p>Image width (px)</text:p>
          </table:table-cell>
          <table:table-cell office:value-type="string" calcext:value-type="string">
            <text:p>Image height (px)</text:p>
          </table:table-cell>
          <table:table-cell office:value-type="string" calcext:value-type="string">
            <text:p>Cut width (in)</text:p>
          </table:table-cell>
          <table:table-cell office:value-type="string" calcext:value-type="string">
            <text:p>Cut height (in)</text:p>
          </table:table-cell>
          <table:table-cell office:value-type="string" calcext:value-type="string">
            <text:p>Cut depth (in)</text:p>
          </table:table-cell>
          <table:table-cell office:value-type="string" calcext:value-type="string">
            <text:p>X cut margin</text:p>
          </table:table-cell>
          <table:table-cell office:value-type="string" calcext:value-type="string">
            <text:p>Y cut margi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2];FIND(&quot; &quot;;[.A2])+1;999);&quot;/&quot;;LEFT([.A2];FIND(&quot; &quot;;[.A2])-1));[.A2])" office:value-type="string" office:string-value="Board" calcext:value-type="string">
            <text:p>Board</text:p>
          </table:table-cell>
          <table:table-cell office:value-type="string" calcext:value-type="string">
            <text:p>Domino Board</text:p>
          </table:table-cell>
          <table:table-cell table:formula="of:=IFERROR(CONCATENATE(LEFT([.C2];FIND([.A2];[.C2])-2);MID([.C2];FIND([.A2];[.C2])+LEN([.A2]);999));[.C2])" office:value-type="string" office:string-value="Domino" calcext:value-type="string">
            <text:p>Domino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1.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4.27</text:p>
          </table:table-cell>
          <table:table-cell office:value-type="float" office:value="1275" calcext:value-type="float">
            <text:p>1275</text:p>
          </table:table-cell>
          <table:table-cell office:value-type="float" office:value="2475" calcext:value-type="float">
            <text:p>2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2]-300*[.K2])/2" office:value-type="float" office:value="37.5" calcext:value-type="float">
            <text:p>37.5</text:p>
          </table:table-cell>
          <table:table-cell table:formula="of:=([.J2]-300*[.L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3];FIND(&quot; &quot;;[.A3])+1;999);&quot;/&quot;;LEFT([.A3];FIND(&quot; &quot;;[.A3])-1));[.A3])" office:value-type="string" office:string-value="Board" calcext:value-type="string">
            <text:p>Board</text:p>
          </table:table-cell>
          <table:table-cell office:value-type="string" calcext:value-type="string">
            <text:p>Half Board</text:p>
          </table:table-cell>
          <table:table-cell table:formula="of:=IFERROR(CONCATENATE(LEFT([.C3];FIND([.A3];[.C3])-2);MID([.C3];FIND([.A3];[.C3])+LEN([.A3]);999));[.C3])" office:value-type="string" office:string-value="Half" calcext:value-type="string">
            <text:p>Half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4.26</text:p>
          </table:table-cell>
          <table:table-cell office:value-type="float" office:value="1575" calcext:value-type="float">
            <text:p>1575</text:p>
          </table:table-cell>
          <table:table-cell office:value-type="float" office:value="3075" calcext:value-type="float">
            <text:p>30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3]-300*[.K3])/2" office:value-type="float" office:value="37.5" calcext:value-type="float">
            <text:p>37.5</text:p>
          </table:table-cell>
          <table:table-cell table:formula="of:=([.J3]-300*[.L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4];FIND(&quot; &quot;;[.A4])+1;999);&quot;/&quot;;LEFT([.A4];FIND(&quot; &quot;;[.A4])-1));[.A4])" office:value-type="string" office:string-value="Board" calcext:value-type="string">
            <text:p>Board</text:p>
          </table:table-cell>
          <table:table-cell office:value-type="string" calcext:value-type="string">
            <text:p>Large Square Board</text:p>
          </table:table-cell>
          <table:table-cell table:formula="of:=IFERROR(CONCATENATE(LEFT([.C4];FIND([.A4];[.C4])-2);MID([.C4];FIND([.A4];[.C4])+LEN([.A4]);999));[.C4])" office:value-type="string" office:string-value="Large Square" calcext:value-type="string">
            <text:p>Large Square</text:p>
          </table:table-cell>
          <table:table-cell table:number-columns-repeated="2" office:value-type="string" calcext:value-type="string">
            <text:p>$6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4.00</text:p>
          </table:table-cell>
          <table:table-cell table:number-columns-repeated="2" office:value-type="float" office:value="3075" calcext:value-type="float">
            <text:p>307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I4]-300*[.K4])/2" office:value-type="float" office:value="37.5" calcext:value-type="float">
            <text:p>37.5</text:p>
          </table:table-cell>
          <table:table-cell table:formula="of:=([.J4]-300*[.L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5];FIND(&quot; &quot;;[.A5])+1;999);&quot;/&quot;;LEFT([.A5];FIND(&quot; &quot;;[.A5])-1));[.A5])" office:value-type="string" office:string-value="Board" calcext:value-type="string">
            <text:p>Board</text:p>
          </table:table-cell>
          <table:table-cell office:value-type="string" calcext:value-type="string">
            <text:p>Quarter Board</text:p>
          </table:table-cell>
          <table:table-cell table:formula="of:=IFERROR(CONCATENATE(LEFT([.C5];FIND([.A5];[.C5])-2);MID([.C5];FIND([.A5];[.C5])+LEN([.A5]);999));[.C5])" office:value-type="string" office:string-value="Quarter" calcext:value-type="string">
            <text:p>Quarter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1.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4.50</text:p>
          </table:table-cell>
          <table:table-cell table:number-columns-repeated="2" office:value-type="float" office:value="1575" calcext:value-type="float">
            <text:p>157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I5]-300*[.K5])/2" office:value-type="float" office:value="37.5" calcext:value-type="float">
            <text:p>37.5</text:p>
          </table:table-cell>
          <table:table-cell table:formula="of:=([.J5]-300*[.L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6];FIND(&quot; &quot;;[.A6])+1;999);&quot;/&quot;;LEFT([.A6];FIND(&quot; &quot;;[.A6])-1));[.A6])" office:value-type="string" office:string-value="Board" calcext:value-type="string">
            <text:p>Board</text:p>
          </table:table-cell>
          <table:table-cell office:value-type="string" calcext:value-type="string">
            <text:p>Skinny Board</text:p>
          </table:table-cell>
          <table:table-cell table:formula="of:=IFERROR(CONCATENATE(LEFT([.C6];FIND([.A6];[.C6])-2);MID([.C6];FIND([.A6];[.C6])+LEN([.A6]);999));[.C6])" office:value-type="string" office:string-value="Skinny" calcext:value-type="string">
            <text:p>Skinny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1.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4.50</text:p>
          </table:table-cell>
          <table:table-cell office:value-type="float" office:value="1275" calcext:value-type="float">
            <text:p>1275</text:p>
          </table:table-cell>
          <table:table-cell office:value-type="float" office:value="3075" calcext:value-type="float">
            <text:p>30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6]-300*[.K6])/2" office:value-type="float" office:value="37.5" calcext:value-type="float">
            <text:p>37.5</text:p>
          </table:table-cell>
          <table:table-cell table:formula="of:=([.J6]-300*[.L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7];FIND(&quot; &quot;;[.A7])+1;999);&quot;/&quot;;LEFT([.A7];FIND(&quot; &quot;;[.A7])-1));[.A7])" office:value-type="string" office:string-value="Board" calcext:value-type="string">
            <text:p>Board</text:p>
          </table:table-cell>
          <table:table-cell office:value-type="string" calcext:value-type="string">
            <text:p>Sliver Board</text:p>
          </table:table-cell>
          <table:table-cell table:formula="of:=IFERROR(CONCATENATE(LEFT([.C7];FIND([.A7];[.C7])-2);MID([.C7];FIND([.A7];[.C7])+LEN([.A7]);999));[.C7])" office:value-type="string" office:string-value="Sliver" calcext:value-type="string">
            <text:p>Sliver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0.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5.00</text:p>
          </table:table-cell>
          <table:table-cell office:value-type="float" office:value="675" calcext:value-type="float">
            <text:p>675</text:p>
          </table:table-cell>
          <table:table-cell office:value-type="float" office:value="2475" calcext:value-type="float">
            <text:p>24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7]-300*[.K7])/2" office:value-type="float" office:value="37.5" calcext:value-type="float">
            <text:p>37.5</text:p>
          </table:table-cell>
          <table:table-cell table:formula="of:=([.J7]-300*[.L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8];FIND(&quot; &quot;;[.A8])+1;999);&quot;/&quot;;LEFT([.A8];FIND(&quot; &quot;;[.A8])-1));[.A8])" office:value-type="string" office:string-value="Board" calcext:value-type="string">
            <text:p>Board</text:p>
          </table:table-cell>
          <table:table-cell office:value-type="string" calcext:value-type="string">
            <text:p>Small Square Board</text:p>
          </table:table-cell>
          <table:table-cell table:formula="of:=IFERROR(CONCATENATE(LEFT([.C8];FIND([.A8];[.C8])-2);MID([.C8];FIND([.A8];[.C8])+LEN([.A8]);999));[.C8])" office:value-type="string" office:string-value="Small Square" calcext:value-type="string">
            <text:p>Small Square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0.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4.50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I8]-300*[.K8])/2" office:value-type="float" office:value="37.5" calcext:value-type="float">
            <text:p>37.5</text:p>
          </table:table-cell>
          <table:table-cell table:formula="of:=([.J8]-300*[.L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9];FIND(&quot; &quot;;[.A9])+1;999);&quot;/&quot;;LEFT([.A9];FIND(&quot; &quot;;[.A9])-1));[.A9])" office:value-type="string" office:string-value="Board" calcext:value-type="string">
            <text:p>Board</text:p>
          </table:table-cell>
          <table:table-cell office:value-type="string" calcext:value-type="string">
            <text:p>Square Board</text:p>
          </table:table-cell>
          <table:table-cell table:formula="of:=IFERROR(CONCATENATE(LEFT([.C9];FIND([.A9];[.C9])-2);MID([.C9];FIND([.A9];[.C9])+LEN([.A9]);999));[.C9])" office:value-type="string" office:string-value="Square" calcext:value-type="string">
            <text:p>Square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3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.10</text:p>
          </table:table-cell>
          <table:table-cell table:number-columns-repeated="2" office:value-type="float" office:value="2475" calcext:value-type="float">
            <text:p>247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([.I9]-300*[.K9])/2" office:value-type="float" office:value="37.5" calcext:value-type="float">
            <text:p>37.5</text:p>
          </table:table-cell>
          <table:table-cell table:formula="of:=([.J9]-300*[.L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formula="of:=IFERROR(CONCATENATE(MID([.A10];FIND(&quot; &quot;;[.A10])+1;999);&quot;/&quot;;LEFT([.A10];FIND(&quot; &quot;;[.A10])-1));[.A10])" office:value-type="string" office:string-value="Board" calcext:value-type="string">
            <text:p>Board</text:p>
          </table:table-cell>
          <table:table-cell office:value-type="string" calcext:value-type="string">
            <text:p>Strip Board</text:p>
          </table:table-cell>
          <table:table-cell table:formula="of:=IFERROR(CONCATENATE(LEFT([.C10];FIND([.A10];[.C10])-2);MID([.C10];FIND([.A10];[.C10])+LEN([.A10]);999));[.C10])" office:value-type="string" office:string-value="Strip" calcext:value-type="string">
            <text:p>Strip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0.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4.79</text:p>
          </table:table-cell>
          <table:table-cell office:value-type="float" office:value="675" calcext:value-type="float">
            <text:p>675</text:p>
          </table:table-cell>
          <table:table-cell office:value-type="float" office:value="3075" calcext:value-type="float">
            <text:p>30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10]-300*[.K10])/2" office:value-type="float" office:value="37.5" calcext:value-type="float">
            <text:p>37.5</text:p>
          </table:table-cell>
          <table:table-cell table:formula="of:=([.J10]-300*[.L1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1];FIND(&quot; &quot;;[.A11])+1;999);&quot;/&quot;;LEFT([.A11];FIND(&quot; &quot;;[.A11])-1));[.A11])" office:value-type="string" office:string-value="Booklet" calcext:value-type="string">
            <text:p>Booklet</text:p>
          </table:table-cell>
          <table:table-cell office:value-type="string" calcext:value-type="string">
            <text:p>Jumbo Booklet</text:p>
          </table:table-cell>
          <table:table-cell table:formula="of:=IFERROR(CONCATENATE(LEFT([.C11];FIND([.A11];[.C11])-2);MID([.C11];FIND([.A11];[.C11])+LEN([.A11]);999));[.C11])" office:value-type="string" office:string-value="Jumbo" calcext:value-type="string">
            <text:p>Jumbo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76</text:p>
          </table:table-cell>
          <table:table-cell office:value-type="float" office:value="2475" calcext:value-type="float">
            <text:p>2475</text:p>
          </table:table-cell>
          <table:table-cell office:value-type="float" office:value="3075" calcext:value-type="float">
            <text:p>30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11]-300*[.K11])/2" office:value-type="float" office:value="37.5" calcext:value-type="float">
            <text:p>37.5</text:p>
          </table:table-cell>
          <table:table-cell table:formula="of:=([.J11]-300*[.L1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2];FIND(&quot; &quot;;[.A12])+1;999);&quot;/&quot;;LEFT([.A12];FIND(&quot; &quot;;[.A12])-1));[.A12])" office:value-type="string" office:string-value="Booklet" calcext:value-type="string">
            <text:p>Booklet</text:p>
          </table:table-cell>
          <table:table-cell office:value-type="string" calcext:value-type="string">
            <text:p>Large Booklet</text:p>
          </table:table-cell>
          <table:table-cell table:formula="of:=IFERROR(CONCATENATE(LEFT([.C12];FIND([.A12];[.C12])-2);MID([.C12];FIND([.A12];[.C12])+LEN([.A12]);999));[.C12])" office:value-type="string" office:string-value="Large" calcext:value-type="string">
            <text:p>Large</text:p>
          </table:table-cell>
          <table:table-cell office:value-type="string" calcext:value-type="string">
            <text:p>$0.98</text:p>
          </table:table-cell>
          <table:table-cell office:value-type="string" calcext:value-type="string">
            <text:p>$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69</text:p>
          </table:table-cell>
          <table:table-cell office:value-type="float" office:value="1575" calcext:value-type="float">
            <text:p>1575</text:p>
          </table:table-cell>
          <table:table-cell office:value-type="float" office:value="2475" calcext:value-type="float">
            <text:p>24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12]-300*[.K12])/2" office:value-type="float" office:value="37.5" calcext:value-type="float">
            <text:p>37.5</text:p>
          </table:table-cell>
          <table:table-cell table:formula="of:=([.J12]-300*[.L1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3];FIND(&quot; &quot;;[.A13])+1;999);&quot;/&quot;;LEFT([.A13];FIND(&quot; &quot;;[.A13])-1));[.A13])" office:value-type="string" office:string-value="Booklet" calcext:value-type="string">
            <text:p>Booklet</text:p>
          </table:table-cell>
          <table:table-cell office:value-type="string" calcext:value-type="string">
            <text:p>Medium Booklet</text:p>
          </table:table-cell>
          <table:table-cell table:formula="of:=IFERROR(CONCATENATE(LEFT([.C13];FIND([.A13];[.C13])-2);MID([.C13];FIND([.A13];[.C13])+LEN([.A13]);999));[.C13])" office:value-type="string" office:string-value="Medium" calcext:value-type="string">
            <text:p>Medium</text:p>
          </table:table-cell>
          <table:table-cell office:value-type="string" calcext:value-type="string">
            <text:p>$0.98</text:p>
          </table:table-cell>
          <table:table-cell office:value-type="string" calcext:value-type="string">
            <text:p>$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69</text:p>
          </table:table-cell>
          <table:table-cell office:value-type="float" office:value="1125" calcext:value-type="float">
            <text:p>1125</text:p>
          </table:table-cell>
          <table:table-cell office:value-type="float" office:value="1575" calcext:value-type="float">
            <text:p>157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I13]-300*[.K13])/2" office:value-type="float" office:value="37.5" calcext:value-type="float">
            <text:p>37.5</text:p>
          </table:table-cell>
          <table:table-cell table:formula="of:=([.J13]-300*[.L1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4];FIND(&quot; &quot;;[.A14])+1;999);&quot;/&quot;;LEFT([.A14];FIND(&quot; &quot;;[.A14])-1));[.A14])" office:value-type="string" office:string-value="Booklet" calcext:value-type="string">
            <text:p>Booklet</text:p>
          </table:table-cell>
          <table:table-cell office:value-type="string" calcext:value-type="string">
            <text:p>Small Booklet</text:p>
          </table:table-cell>
          <table:table-cell table:formula="of:=IFERROR(CONCATENATE(LEFT([.C14];FIND([.A14];[.C14])-2);MID([.C14];FIND([.A14];[.C14])+LEN([.A14]);999));[.C14])" office:value-type="string" office:string-value="Small" calcext:value-type="string">
            <text:p>Small</text:p>
          </table:table-cell>
          <table:table-cell office:value-type="string" calcext:value-type="string">
            <text:p>$0.98</text:p>
          </table:table-cell>
          <table:table-cell office:value-type="string" calcext:value-type="string">
            <text:p>$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69</text:p>
          </table:table-cell>
          <table:table-cell office:value-type="float" office:value="825" calcext:value-type="float">
            <text:p>825</text:p>
          </table:table-cell>
          <table:table-cell office:value-type="float" office:value="1125" calcext:value-type="float">
            <text:p>112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14]-300*[.K14])/2" office:value-type="float" office:value="37.5" calcext:value-type="float">
            <text:p>37.5</text:p>
          </table:table-cell>
          <table:table-cell table:formula="of:=([.J14]-300*[.L1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5];FIND(&quot; &quot;;[.A15])+1;999);&quot;/&quot;;LEFT([.A15];FIND(&quot; &quot;;[.A15])-1));[.A15])" office:value-type="string" office:string-value="Booklet" calcext:value-type="string">
            <text:p>Booklet</text:p>
          </table:table-cell>
          <table:table-cell office:value-type="string" calcext:value-type="string">
            <text:p>Tall Booklet</text:p>
          </table:table-cell>
          <table:table-cell table:formula="of:=IFERROR(CONCATENATE(LEFT([.C15];FIND([.A15];[.C15])-2);MID([.C15];FIND([.A15];[.C15])+LEN([.A15]);999));[.C15])" office:value-type="string" office:string-value="Tall" calcext:value-type="string">
            <text:p>Tall</text:p>
          </table:table-cell>
          <table:table-cell office:value-type="string" calcext:value-type="string">
            <text:p>$0.98</text:p>
          </table:table-cell>
          <table:table-cell office:value-type="string" calcext:value-type="string">
            <text:p>$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69</text:p>
          </table:table-cell>
          <table:table-cell office:value-type="float" office:value="1425" calcext:value-type="float">
            <text:p>1425</text:p>
          </table:table-cell>
          <table:table-cell office:value-type="float" office:value="2475" calcext:value-type="float">
            <text:p>2475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15]-300*[.K15])/2" office:value-type="float" office:value="37.5" calcext:value-type="float">
            <text:p>37.5</text:p>
          </table:table-cell>
          <table:table-cell table:formula="of:=([.J15]-300*[.L1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table:formula="of:=IFERROR(CONCATENATE(MID([.A16];FIND(&quot; &quot;;[.A16])+1;999);&quot;/&quot;;LEFT([.A16];FIND(&quot; &quot;;[.A16])-1));[.A16])" office:value-type="string" office:string-value="Booklet" calcext:value-type="string">
            <text:p>Booklet</text:p>
          </table:table-cell>
          <table:table-cell office:value-type="string" calcext:value-type="string">
            <text:p>Tarot Booklet</text:p>
          </table:table-cell>
          <table:table-cell table:formula="of:=IFERROR(CONCATENATE(LEFT([.C16];FIND([.A16];[.C16])-2);MID([.C16];FIND([.A16];[.C16])+LEN([.A16]);999));[.C16])" office:value-type="string" office:string-value="Tarot" calcext:value-type="string">
            <text:p>Tarot</text:p>
          </table:table-cell>
          <table:table-cell office:value-type="string" calcext:value-type="string">
            <text:p>$0.98</text:p>
          </table:table-cell>
          <table:table-cell office:value-type="string" calcext:value-type="string">
            <text:p>$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69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.75" calcext:value-type="float">
            <text:p>2.75</text:p>
          </table:table-cell>
          <table:table-cell office:value-type="float" office:value="4.75" calcext:value-type="float">
            <text:p>4.75</text:p>
          </table:table-cell>
          <table:table-cell/>
          <table:table-cell table:formula="of:=([.I16]-300*[.K16])/2" office:value-type="float" office:value="37.5" calcext:value-type="float">
            <text:p>37.5</text:p>
          </table:table-cell>
          <table:table-cell table:formula="of:=([.J16]-300*[.L1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17];FIND(&quot; &quot;;[.A17])+1;999);&quot;/&quot;;LEFT([.A17];FIND(&quot; &quot;;[.A17])-1));[.A17])" office:value-type="string" office:string-value="Box" calcext:value-type="string">
            <text:p>Box</text:p>
          </table:table-cell>
          <table:table-cell office:value-type="string" calcext:value-type="string">
            <text:p>Large Pro Box Bottom Wrap</text:p>
          </table:table-cell>
          <table:table-cell table:formula="of:=IFERROR(CONCATENATE(LEFT([.C17];FIND([.A17];[.C17])-2);MID([.C17];FIND([.A17];[.C17])+LEN([.A17]);999));[.C17])" office:value-type="string" office:string-value="Large Pro Bottom Wrap" calcext:value-type="string">
            <text:p>Large Pro Bottom Wrap</text:p>
          </table:table-cell>
          <table:table-cell table:number-columns-repeated="2" office:value-type="string" calcext:value-type="string">
            <text:p>$2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50</text:p>
          </table:table-cell>
          <table:table-cell office:value-type="float" office:value="3150" calcext:value-type="float">
            <text:p>3150</text:p>
          </table:table-cell>
          <table:table-cell office:value-type="float" office:value="4950" calcext:value-type="float">
            <text:p>4950</text:p>
          </table:table-cell>
          <table:table-cell office:value-type="float" office:value="10.25" calcext:value-type="float">
            <text:p>10.25</text:p>
          </table:table-cell>
          <table:table-cell office:value-type="float" office:value="16.25" calcext:value-type="float">
            <text:p>16.25</text:p>
          </table:table-cell>
          <table:table-cell/>
          <table:table-cell table:formula="of:=([.I17]-300*[.K17])/2" office:value-type="float" office:value="37.5" calcext:value-type="float">
            <text:p>37.5</text:p>
          </table:table-cell>
          <table:table-cell table:formula="of:=([.J17]-300*[.L1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18];FIND(&quot; &quot;;[.A18])+1;999);&quot;/&quot;;LEFT([.A18];FIND(&quot; &quot;;[.A18])-1));[.A18])" office:value-type="string" office:string-value="Box" calcext:value-type="string">
            <text:p>Box</text:p>
          </table:table-cell>
          <table:table-cell office:value-type="string" calcext:value-type="string">
            <text:p>Large Pro Box Top Wrap</text:p>
          </table:table-cell>
          <table:table-cell table:formula="of:=IFERROR(CONCATENATE(LEFT([.C18];FIND([.A18];[.C18])-2);MID([.C18];FIND([.A18];[.C18])+LEN([.A18]);999));[.C18])" office:value-type="string" office:string-value="Large Pro Top Wrap" calcext:value-type="string">
            <text:p>Large Pro Top Wrap</text:p>
          </table:table-cell>
          <table:table-cell table:number-columns-repeated="2" office:value-type="string" calcext:value-type="string">
            <text:p>$2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50</text:p>
          </table:table-cell>
          <table:table-cell office:value-type="float" office:value="3225" calcext:value-type="float">
            <text:p>3225</text:p>
          </table:table-cell>
          <table:table-cell office:value-type="float" office:value="5025" calcext:value-type="float">
            <text:p>5025</text:p>
          </table:table-cell>
          <table:table-cell office:value-type="float" office:value="10.5" calcext:value-type="float">
            <text:p>10.5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([.I18]-300*[.K18])/2" office:value-type="float" office:value="37.5" calcext:value-type="float">
            <text:p>37.5</text:p>
          </table:table-cell>
          <table:table-cell table:formula="of:=([.J18]-300*[.L1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19];FIND(&quot; &quot;;[.A19])+1;999);&quot;/&quot;;LEFT([.A19];FIND(&quot; &quot;;[.A19])-1));[.A19])" office:value-type="string" office:string-value="Box" calcext:value-type="string">
            <text:p>Box</text:p>
          </table:table-cell>
          <table:table-cell office:value-type="string" calcext:value-type="string">
            <text:p>Bridge Tuck Box (108 cards)</text:p>
          </table:table-cell>
          <table:table-cell table:formula="of:=IFERROR(CONCATENATE(LEFT([.C19];FIND([.A19];[.C19])-2);MID([.C19];FIND([.A19];[.C19])+LEN([.A19]);999));[.C19])" office:value-type="string" office:string-value="Bridge Tuck (108 cards)" calcext:value-type="string">
            <text:p>Bridge Tuck (108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925" calcext:value-type="float">
            <text:p>2925</text:p>
          </table:table-cell>
          <table:table-cell office:value-type="float" office:value="2250" calcext:value-type="float">
            <text:p>2250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1.62" calcext:value-type="float">
            <text:p>1.62</text:p>
          </table:table-cell>
          <table:table-cell table:formula="of:=([.I19]-300*[.K19])/2" office:value-type="float" office:value="1125" calcext:value-type="float">
            <text:p>1125</text:p>
          </table:table-cell>
          <table:table-cell table:formula="of:=([.J19]-300*[.L19])/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0];FIND(&quot; &quot;;[.A20])+1;999);&quot;/&quot;;LEFT([.A20];FIND(&quot; &quot;;[.A20])-1));[.A20])" office:value-type="string" office:string-value="Box" calcext:value-type="string">
            <text:p>Box</text:p>
          </table:table-cell>
          <table:table-cell office:value-type="string" calcext:value-type="string">
            <text:p>Bridge Tuck Box (54 cards)</text:p>
          </table:table-cell>
          <table:table-cell table:formula="of:=IFERROR(CONCATENATE(LEFT([.C20];FIND([.A20];[.C20])-2);MID([.C20];FIND([.A20];[.C20])+LEN([.A20]);999));[.C20])" office:value-type="string" office:string-value="Bridge Tuck (54 cards)" calcext:value-type="string">
            <text:p>Bridge Tuck (54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175" calcext:value-type="float">
            <text:p>2175</text:p>
          </table:table-cell>
          <table:table-cell office:value-type="float" office:value="1800" calcext:value-type="float">
            <text:p>1800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0.81" calcext:value-type="float">
            <text:p>0.81</text:p>
          </table:table-cell>
          <table:table-cell table:formula="of:=([.I20]-300*[.K20])/2" office:value-type="float" office:value="750" calcext:value-type="float">
            <text:p>750</text:p>
          </table:table-cell>
          <table:table-cell table:formula="of:=([.J20]-300*[.L20])/2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1];FIND(&quot; &quot;;[.A21])+1;999);&quot;/&quot;;LEFT([.A21];FIND(&quot; &quot;;[.A21])-1));[.A21])" office:value-type="string" office:string-value="Box" calcext:value-type="string">
            <text:p>Box</text:p>
          </table:table-cell>
          <table:table-cell office:value-type="string" calcext:value-type="string">
            <text:p>Jumbo Tuck Box (90 cards)</text:p>
          </table:table-cell>
          <table:table-cell table:formula="of:=IFERROR(CONCATENATE(LEFT([.C21];FIND([.A21];[.C21])-2);MID([.C21];FIND([.A21];[.C21])+LEN([.A21]);999));[.C21])" office:value-type="string" office:string-value="Jumbo Tuck (90 cards)" calcext:value-type="string">
            <text:p>Jumbo Tuck (90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3450" calcext:value-type="float">
            <text:p>3450</text:p>
          </table:table-cell>
          <table:table-cell office:value-type="float" office:value="2700" calcext:value-type="float">
            <text:p>2700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.35" calcext:value-type="float">
            <text:p>1.35</text:p>
          </table:table-cell>
          <table:table-cell table:formula="of:=([.I21]-300*[.K21])/2" office:value-type="float" office:value="1200" calcext:value-type="float">
            <text:p>1200</text:p>
          </table:table-cell>
          <table:table-cell table:formula="of:=([.J21]-300*[.L21])/2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2];FIND(&quot; &quot;;[.A22])+1;999);&quot;/&quot;;LEFT([.A22];FIND(&quot; &quot;;[.A22])-1));[.A22])" office:value-type="string" office:string-value="Box" calcext:value-type="string">
            <text:p>Box</text:p>
          </table:table-cell>
          <table:table-cell office:value-type="string" calcext:value-type="string">
            <text:p>Large Retail Box</text:p>
          </table:table-cell>
          <table:table-cell table:formula="of:=IFERROR(CONCATENATE(LEFT([.C22];FIND([.A22];[.C22])-2);MID([.C22];FIND([.A22];[.C22])+LEN([.A22]);999));[.C22])" office:value-type="string" office:string-value="Large Retail" calcext:value-type="string">
            <text:p>Large Retail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10.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$3.50</text:p>
          </table:table-cell>
          <table:table-cell office:value-type="float" office:value="3975" calcext:value-type="float">
            <text:p>3975</text:p>
          </table:table-cell>
          <table:table-cell office:value-type="float" office:value="4725" calcext:value-type="float">
            <text:p>4725</text:p>
          </table:table-cell>
          <table:table-cell office:value-type="float" office:value="11.75" calcext:value-type="float">
            <text:p>11.75</text:p>
          </table:table-cell>
          <table:table-cell office:value-type="float" office:value="9.125" calcext:value-type="float">
            <text:p>9.125</text:p>
          </table:table-cell>
          <table:table-cell office:value-type="float" office:value="2" calcext:value-type="float">
            <text:p>2</text:p>
          </table:table-cell>
          <table:table-cell table:formula="of:=([.I22]-300*[.K22])/2" office:value-type="float" office:value="225" calcext:value-type="float">
            <text:p>225</text:p>
          </table:table-cell>
          <table:table-cell table:formula="of:=([.J22]-300*[.L22])/2" office:value-type="float" office:value="993.75" calcext:value-type="float">
            <text:p>993.7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3];FIND(&quot; &quot;;[.A23])+1;999);&quot;/&quot;;LEFT([.A23];FIND(&quot; &quot;;[.A23])-1));[.A23])" office:value-type="string" office:string-value="Box" calcext:value-type="string">
            <text:p>Box</text:p>
          </table:table-cell>
          <table:table-cell office:value-type="string" calcext:value-type="string">
            <text:p>Medium Game Box</text:p>
          </table:table-cell>
          <table:table-cell table:formula="of:=IFERROR(CONCATENATE(LEFT([.C23];FIND([.A23];[.C23])-2);MID([.C23];FIND([.A23];[.C23])+LEN([.A23]);999));[.C23])" office:value-type="string" office:string-value="Medium Game" calcext:value-type="string">
            <text:p>Medium Game</text:p>
          </table:table-cell>
          <table:table-cell table:number-columns-repeated="2" office:value-type="string" calcext:value-type="string">
            <text:p>$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4.69</text:p>
          </table:table-cell>
          <table:table-cell office:value-type="float" office:value="3450" calcext:value-type="float">
            <text:p>3450</text:p>
          </table:table-cell>
          <table:table-cell office:value-type="float" office:value="5250" calcext:value-type="float">
            <text:p>5250</text:p>
          </table:table-cell>
          <table:table-cell office:value-type="float" office:value="6.75" calcext:value-type="float">
            <text:p>6.75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table:formula="of:=([.I23]-300*[.K23])/2" office:value-type="float" office:value="712.5" calcext:value-type="float">
            <text:p>712.5</text:p>
          </table:table-cell>
          <table:table-cell table:formula="of:=([.J23]-300*[.L23])/2"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4];FIND(&quot; &quot;;[.A24])+1;999);&quot;/&quot;;LEFT([.A24];FIND(&quot; &quot;;[.A24])-1));[.A24])" office:value-type="string" office:string-value="Box" calcext:value-type="string">
            <text:p>Box</text:p>
          </table:table-cell>
          <table:table-cell office:value-type="string" calcext:value-type="string">
            <text:p>Medium Pro Box</text:p>
          </table:table-cell>
          <table:table-cell table:formula="of:=IFERROR(CONCATENATE(LEFT([.C24];FIND([.A24];[.C24])-2);MID([.C24];FIND([.A24];[.C24])+LEN([.A24]);999));[.C24])" office:value-type="string" office:string-value="Medium Pro" calcext:value-type="string">
            <text:p>Medium Pro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8.9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$3.50</text:p>
          </table:table-cell>
          <table:table-cell office:value-type="float" office:value="3300" calcext:value-type="float">
            <text:p>3300</text:p>
          </table:table-cell>
          <table:table-cell office:value-type="float" office:value="4350" calcext:value-type="float">
            <text:p>4350</text:p>
          </table:table-cell>
          <table:table-cell office:value-type="float" office:value="8.2" calcext:value-type="float">
            <text:p>8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table:formula="of:=([.I24]-300*[.K24])/2" office:value-type="float" office:value="420" calcext:value-type="float">
            <text:p>420</text:p>
          </table:table-cell>
          <table:table-cell table:formula="of:=([.J24]-300*[.L24])/2"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5];FIND(&quot; &quot;;[.A25])+1;999);&quot;/&quot;;LEFT([.A25];FIND(&quot; &quot;;[.A25])-1));[.A25])" office:value-type="string" office:string-value="Box" calcext:value-type="string">
            <text:p>Box</text:p>
          </table:table-cell>
          <table:table-cell office:value-type="string" calcext:value-type="string">
            <text:p>Poker Card Wrap (18 cards)</text:p>
          </table:table-cell>
          <table:table-cell table:formula="of:=IFERROR(CONCATENATE(LEFT([.C25];FIND([.A25];[.C25])-2);MID([.C25];FIND([.A25];[.C25])+LEN([.A25]);999));[.C25])" office:value-type="string" office:string-value="Poker Card Wrap (18 cards)" calcext:value-type="string">
            <text:p>Poker Card Wrap (18 cards)</text:p>
          </table:table-cell>
          <table:table-cell table:number-columns-repeated="2" office:value-type="string" calcext:value-type="string">
            <text:p>$2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79</text:p>
          </table:table-cell>
          <table:table-cell office:value-type="float" office:value="1875" calcext:value-type="float">
            <text:p>1875</text:p>
          </table:table-cell>
          <table:table-cell office:value-type="float" office:value="2625" calcext:value-type="float">
            <text:p>262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 table:formula="of:=([.I25]-300*[.K25])/2" office:value-type="float" office:value="562.5" calcext:value-type="float">
            <text:p>562.5</text:p>
          </table:table-cell>
          <table:table-cell table:formula="of:=([.J25]-300*[.L25])/2" office:value-type="float" office:value="787.5" calcext:value-type="float">
            <text:p>787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6];FIND(&quot; &quot;;[.A26])+1;999);&quot;/&quot;;LEFT([.A26];FIND(&quot; &quot;;[.A26])-1));[.A26])" office:value-type="string" office:string-value="Box" calcext:value-type="string">
            <text:p>Box</text:p>
          </table:table-cell>
          <table:table-cell office:value-type="string" calcext:value-type="string">
            <text:p>Poker Tuck Box (108 cards)</text:p>
          </table:table-cell>
          <table:table-cell table:formula="of:=IFERROR(CONCATENATE(LEFT([.C26];FIND([.A26];[.C26])-2);MID([.C26];FIND([.A26];[.C26])+LEN([.A26]);999));[.C26])" office:value-type="string" office:string-value="Poker Tuck (108 cards)" calcext:value-type="string">
            <text:p>Poker Tuck (108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3075" calcext:value-type="float">
            <text:p>3075</text:p>
          </table:table-cell>
          <table:table-cell office:value-type="float" office:value="2250" calcext:value-type="float">
            <text:p>225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62" calcext:value-type="float">
            <text:p>1.62</text:p>
          </table:table-cell>
          <table:table-cell table:formula="of:=([.I26]-300*[.K26])/2" office:value-type="float" office:value="1162.5" calcext:value-type="float">
            <text:p>1162.5</text:p>
          </table:table-cell>
          <table:table-cell table:formula="of:=([.J26]-300*[.L26])/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7];FIND(&quot; &quot;;[.A27])+1;999);&quot;/&quot;;LEFT([.A27];FIND(&quot; &quot;;[.A27])-1));[.A27])" office:value-type="string" office:string-value="Box" calcext:value-type="string">
            <text:p>Box</text:p>
          </table:table-cell>
          <table:table-cell office:value-type="string" calcext:value-type="string">
            <text:p>Poker Tuck Box (36 cards)</text:p>
          </table:table-cell>
          <table:table-cell table:formula="of:=IFERROR(CONCATENATE(LEFT([.C27];FIND([.A27];[.C27])-2);MID([.C27];FIND([.A27];[.C27])+LEN([.A27]);999));[.C27])" office:value-type="string" office:string-value="Poker Tuck (36 cards)" calcext:value-type="string">
            <text:p>Poker Tuck (36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55" calcext:value-type="float">
            <text:p>0.55</text:p>
          </table:table-cell>
          <table:table-cell table:formula="of:=([.I27]-300*[.K27])/2" office:value-type="float" office:value="675" calcext:value-type="float">
            <text:p>675</text:p>
          </table:table-cell>
          <table:table-cell table:formula="of:=([.J27]-300*[.L27])/2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8];FIND(&quot; &quot;;[.A28])+1;999);&quot;/&quot;;LEFT([.A28];FIND(&quot; &quot;;[.A28])-1));[.A28])" office:value-type="string" office:string-value="Box" calcext:value-type="string">
            <text:p>Box</text:p>
          </table:table-cell>
          <table:table-cell office:value-type="string" calcext:value-type="string">
            <text:p>Poker Tuck Box (54 cards)</text:p>
          </table:table-cell>
          <table:table-cell table:formula="of:=IFERROR(CONCATENATE(LEFT([.C28];FIND([.A28];[.C28])-2);MID([.C28];FIND([.A28];[.C28])+LEN([.A28]);999));[.C28])" office:value-type="string" office:string-value="Poker Tuck (54 cards)" calcext:value-type="string">
            <text:p>Poker Tuck (54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81" calcext:value-type="float">
            <text:p>0.81</text:p>
          </table:table-cell>
          <table:table-cell table:formula="of:=([.I28]-300*[.K28])/2" office:value-type="float" office:value="787.5" calcext:value-type="float">
            <text:p>787.5</text:p>
          </table:table-cell>
          <table:table-cell table:formula="of:=([.J28]-300*[.L28])/2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29];FIND(&quot; &quot;;[.A29])+1;999);&quot;/&quot;;LEFT([.A29];FIND(&quot; &quot;;[.A29])-1));[.A29])" office:value-type="string" office:string-value="Box" calcext:value-type="string">
            <text:p>Box</text:p>
          </table:table-cell>
          <table:table-cell office:value-type="string" calcext:value-type="string">
            <text:p>Poker Tuck Box (72 cards)</text:p>
          </table:table-cell>
          <table:table-cell table:formula="of:=IFERROR(CONCATENATE(LEFT([.C29];FIND([.A29];[.C29])-2);MID([.C29];FIND([.A29];[.C29])+LEN([.A29]);999));[.C29])" office:value-type="string" office:string-value="Poker Tuck (72 cards)" calcext:value-type="string">
            <text:p>Poker Tuck (72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550" calcext:value-type="float">
            <text:p>2550</text:p>
          </table:table-cell>
          <table:table-cell office:value-type="float" office:value="1950" calcext:value-type="float">
            <text:p>195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08" calcext:value-type="float">
            <text:p>1.08</text:p>
          </table:table-cell>
          <table:table-cell table:formula="of:=([.I29]-300*[.K29])/2" office:value-type="float" office:value="900" calcext:value-type="float">
            <text:p>900</text:p>
          </table:table-cell>
          <table:table-cell table:formula="of:=([.J29]-300*[.L29])/2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0];FIND(&quot; &quot;;[.A30])+1;999);&quot;/&quot;;LEFT([.A30];FIND(&quot; &quot;;[.A30])-1));[.A30])" office:value-type="string" office:string-value="Box" calcext:value-type="string">
            <text:p>Box</text:p>
          </table:table-cell>
          <table:table-cell office:value-type="string" calcext:value-type="string">
            <text:p>Poker Tuck Box (90 cards)</text:p>
          </table:table-cell>
          <table:table-cell table:formula="of:=IFERROR(CONCATENATE(LEFT([.C30];FIND([.A30];[.C30])-2);MID([.C30];FIND([.A30];[.C30])+LEN([.A30]);999));[.C30])" office:value-type="string" office:string-value="Poker Tuck (90 cards)" calcext:value-type="string">
            <text:p>Poker Tuck (90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775" calcext:value-type="float">
            <text:p>2775</text:p>
          </table:table-cell>
          <table:table-cell office:value-type="float" office:value="2100" calcext:value-type="float">
            <text:p>210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35" calcext:value-type="float">
            <text:p>1.35</text:p>
          </table:table-cell>
          <table:table-cell table:formula="of:=([.I30]-300*[.K30])/2" office:value-type="float" office:value="1012.5" calcext:value-type="float">
            <text:p>1012.5</text:p>
          </table:table-cell>
          <table:table-cell table:formula="of:=([.J30]-300*[.L30])/2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1];FIND(&quot; &quot;;[.A31])+1;999);&quot;/&quot;;LEFT([.A31];FIND(&quot; &quot;;[.A31])-1));[.A31])" office:value-type="string" office:string-value="Box" calcext:value-type="string">
            <text:p>Box</text:p>
          </table:table-cell>
          <table:table-cell office:value-type="string" calcext:value-type="string">
            <text:p>Small Pro Box</text:p>
          </table:table-cell>
          <table:table-cell table:formula="of:=IFERROR(CONCATENATE(LEFT([.C31];FIND([.A31];[.C31])-2);MID([.C31];FIND([.A31];[.C31])+LEN([.A31]);999));[.C31])" office:value-type="string" office:string-value="Small Pro" calcext:value-type="string">
            <text:p>Small Pro</text:p>
          </table:table-cell>
          <table:table-cell table:number-columns-repeated="2" office:value-type="string" calcext:value-type="string">
            <text:p>$4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3.90</text:p>
          </table:table-cell>
          <table:table-cell office:value-type="float" office:value="3450" calcext:value-type="float">
            <text:p>3450</text:p>
          </table:table-cell>
          <table:table-cell office:value-type="float" office:value="2700" calcext:value-type="float">
            <text:p>2700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formula="of:=([.I31]-300*[.K31])/2" office:value-type="float" office:value="900" calcext:value-type="float">
            <text:p>900</text:p>
          </table:table-cell>
          <table:table-cell table:formula="of:=([.J31]-300*[.L31])/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2];FIND(&quot; &quot;;[.A32])+1;999);&quot;/&quot;;LEFT([.A32];FIND(&quot; &quot;;[.A32])-1));[.A32])" office:value-type="string" office:string-value="Box" calcext:value-type="string">
            <text:p>Box</text:p>
          </table:table-cell>
          <table:table-cell office:value-type="string" calcext:value-type="string">
            <text:p>Square Tuck Box (48 cards)</text:p>
          </table:table-cell>
          <table:table-cell table:formula="of:=IFERROR(CONCATENATE(LEFT([.C32];FIND([.A32];[.C32])-2);MID([.C32];FIND([.A32];[.C32])+LEN([.A32]);999));[.C32])" office:value-type="string" office:string-value="Square Tuck (48 cards)" calcext:value-type="string">
            <text:p>Square Tuck (48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850" calcext:value-type="float">
            <text:p>2850</text:p>
          </table:table-cell>
          <table:table-cell office:value-type="float" office:value="1800" calcext:value-type="float">
            <text:p>1800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0.72" calcext:value-type="float">
            <text:p>0.72</text:p>
          </table:table-cell>
          <table:table-cell table:formula="of:=([.I32]-300*[.K32])/2" office:value-type="float" office:value="900" calcext:value-type="float">
            <text:p>900</text:p>
          </table:table-cell>
          <table:table-cell table:formula="of:=([.J32]-300*[.L32])/2" office:value-type="float" office:value="337.5" calcext:value-type="float">
            <text:p>337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3];FIND(&quot; &quot;;[.A33])+1;999);&quot;/&quot;;LEFT([.A33];FIND(&quot; &quot;;[.A33])-1));[.A33])" office:value-type="string" office:string-value="Box" calcext:value-type="string">
            <text:p>Box</text:p>
          </table:table-cell>
          <table:table-cell office:value-type="string" calcext:value-type="string">
            <text:p>Square Tuck Box (96 cards)</text:p>
          </table:table-cell>
          <table:table-cell table:formula="of:=IFERROR(CONCATENATE(LEFT([.C33];FIND([.A33];[.C33])-2);MID([.C33];FIND([.A33];[.C33])+LEN([.A33]);999));[.C33])" office:value-type="string" office:string-value="Square Tuck (96 cards)" calcext:value-type="string">
            <text:p>Square Tuck (96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3525" calcext:value-type="float">
            <text:p>3525</text:p>
          </table:table-cell>
          <table:table-cell office:value-type="float" office:value="2250" calcext:value-type="float">
            <text:p>2250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1.44" calcext:value-type="float">
            <text:p>1.44</text:p>
          </table:table-cell>
          <table:table-cell table:formula="of:=([.I33]-300*[.K33])/2" office:value-type="float" office:value="1237.5" calcext:value-type="float">
            <text:p>1237.5</text:p>
          </table:table-cell>
          <table:table-cell table:formula="of:=([.J33]-300*[.L33])/2" office:value-type="float" office:value="562.5" calcext:value-type="float">
            <text:p>562.5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4];FIND(&quot; &quot;;[.A34])+1;999);&quot;/&quot;;LEFT([.A34];FIND(&quot; &quot;;[.A34])-1));[.A34])" office:value-type="string" office:string-value="Box" calcext:value-type="string">
            <text:p>Box</text:p>
          </table:table-cell>
          <table:table-cell office:value-type="string" calcext:value-type="string">
            <text:p>Tarot Tuck Box (40 cards)</text:p>
          </table:table-cell>
          <table:table-cell table:formula="of:=IFERROR(CONCATENATE(LEFT([.C34];FIND([.A34];[.C34])-2);MID([.C34];FIND([.A34];[.C34])+LEN([.A34]);999));[.C34])" office:value-type="string" office:string-value="Tarot Tuck (40 cards)" calcext:value-type="string">
            <text:p>Tarot Tuck (40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2325" calcext:value-type="float">
            <text:p>2325</text:p>
          </table:table-cell>
          <table:table-cell office:value-type="float" office:value="2025" calcext:value-type="float">
            <text:p>2025</text:p>
          </table:table-cell>
          <table:table-cell office:value-type="float" office:value="2.75" calcext:value-type="float">
            <text:p>2.75</text:p>
          </table:table-cell>
          <table:table-cell office:value-type="float" office:value="4.75" calcext:value-type="float">
            <text:p>4.75</text:p>
          </table:table-cell>
          <table:table-cell office:value-type="float" office:value="0.7" calcext:value-type="float">
            <text:p>0.7</text:p>
          </table:table-cell>
          <table:table-cell table:formula="of:=([.I34]-300*[.K34])/2" office:value-type="float" office:value="750" calcext:value-type="float">
            <text:p>750</text:p>
          </table:table-cell>
          <table:table-cell table:formula="of:=([.J34]-300*[.L34])/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formula="of:=IFERROR(CONCATENATE(MID([.A35];FIND(&quot; &quot;;[.A35])+1;999);&quot;/&quot;;LEFT([.A35];FIND(&quot; &quot;;[.A35])-1));[.A35])" office:value-type="string" office:string-value="Box" calcext:value-type="string">
            <text:p>Box</text:p>
          </table:table-cell>
          <table:table-cell office:value-type="string" calcext:value-type="string">
            <text:p>Tarot Tuck Box (90 cards)</text:p>
          </table:table-cell>
          <table:table-cell table:formula="of:=IFERROR(CONCATENATE(LEFT([.C35];FIND([.A35];[.C35])-2);MID([.C35];FIND([.A35];[.C35])+LEN([.A35]);999));[.C35])" office:value-type="string" office:string-value="Tarot Tuck (90 cards)" calcext:value-type="string">
            <text:p>Tarot Tuck (90 cards)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.35</text:p>
          </table:table-cell>
          <table:table-cell office:value-type="float" office:value="3000" calcext:value-type="float">
            <text:p>3000</text:p>
          </table:table-cell>
          <table:table-cell office:value-type="float" office:value="2475" calcext:value-type="float">
            <text:p>2475</text:p>
          </table:table-cell>
          <table:table-cell office:value-type="float" office:value="2.75" calcext:value-type="float">
            <text:p>2.75</text:p>
          </table:table-cell>
          <table:table-cell office:value-type="float" office:value="4.75" calcext:value-type="float">
            <text:p>4.75</text:p>
          </table:table-cell>
          <table:table-cell office:value-type="float" office:value="1.35" calcext:value-type="float">
            <text:p>1.35</text:p>
          </table:table-cell>
          <table:table-cell table:formula="of:=([.I35]-300*[.K35])/2" office:value-type="float" office:value="1087.5" calcext:value-type="float">
            <text:p>1087.5</text:p>
          </table:table-cell>
          <table:table-cell table:formula="of:=([.J35]-300*[.L35])/2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36];FIND(&quot; &quot;;[.A36])+1;999);&quot;/&quot;;LEFT([.A36];FIND(&quot; &quot;;[.A36])-1));[.A36])" office:value-type="string" office:string-value="Deck" calcext:value-type="string">
            <text:p>Deck</text:p>
          </table:table-cell>
          <table:table-cell office:value-type="string" calcext:value-type="string">
            <text:p>Bridge Deck</text:p>
          </table:table-cell>
          <table:table-cell table:formula="of:=IFERROR(CONCATENATE(LEFT([.C36];FIND([.A36];[.C36])-2);MID([.C36];FIND([.A36];[.C36])+LEN([.A36]);999));[.C36])" office:value-type="string" office:string-value="Bridge" calcext:value-type="string">
            <text:p>Bridge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0.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1.06</text:p>
          </table:table-cell>
          <table:table-cell office:value-type="float" office:value="750" calcext:value-type="float">
            <text:p>750</text:p>
          </table:table-cell>
          <table:table-cell office:value-type="float" office:value="1125" calcext:value-type="float">
            <text:p>1125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36]-300*[.K36])/2" office:value-type="float" office:value="37.5" calcext:value-type="float">
            <text:p>37.5</text:p>
          </table:table-cell>
          <table:table-cell table:formula="of:=([.J36]-300*[.L3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37];FIND(&quot; &quot;;[.A37])+1;999);&quot;/&quot;;LEFT([.A37];FIND(&quot; &quot;;[.A37])-1));[.A37])" office:value-type="string" office:string-value="Deck" calcext:value-type="string">
            <text:p>Deck</text:p>
          </table:table-cell>
          <table:table-cell office:value-type="string" calcext:value-type="string">
            <text:p>Business Deck</text:p>
          </table:table-cell>
          <table:table-cell table:formula="of:=IFERROR(CONCATENATE(LEFT([.C37];FIND([.A37];[.C37])-2);MID([.C37];FIND([.A37];[.C37])+LEN([.A37]);999));[.C37])" office:value-type="string" office:string-value="Business" calcext:value-type="string">
            <text:p>Business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0.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.08</text:p>
          </table:table-cell>
          <table:table-cell office:value-type="float" office:value="675" calcext:value-type="float">
            <text:p>675</text:p>
          </table:table-cell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37]-300*[.K37])/2" office:value-type="float" office:value="37.5" calcext:value-type="float">
            <text:p>37.5</text:p>
          </table:table-cell>
          <table:table-cell table:formula="of:=([.J37]-300*[.L3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38];FIND(&quot; &quot;;[.A38])+1;999);&quot;/&quot;;LEFT([.A38];FIND(&quot; &quot;;[.A38])-1));[.A38])" office:value-type="string" office:string-value="Deck" calcext:value-type="string">
            <text:p>Deck</text:p>
          </table:table-cell>
          <table:table-cell office:value-type="string" calcext:value-type="string">
            <text:p>Circle Deck</text:p>
          </table:table-cell>
          <table:table-cell table:formula="of:=IFERROR(CONCATENATE(LEFT([.C38];FIND([.A38];[.C38])-2);MID([.C38];FIND([.A38];[.C38])+LEN([.A38]);999));[.C38])" office:value-type="string" office:string-value="Circle" calcext:value-type="string">
            <text:p>Circle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0.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1.61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table:formula="of:=([.I38]-300*[.K38])/2" office:value-type="float" office:value="37.5" calcext:value-type="float">
            <text:p>37.5</text:p>
          </table:table-cell>
          <table:table-cell table:formula="of:=([.J38]-300*[.L3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39];FIND(&quot; &quot;;[.A39])+1;999);&quot;/&quot;;LEFT([.A39];FIND(&quot; &quot;;[.A39])-1));[.A39])" office:value-type="string" office:string-value="Deck" calcext:value-type="string">
            <text:p>Deck</text:p>
          </table:table-cell>
          <table:table-cell office:value-type="string" calcext:value-type="string">
            <text:p>Domino Deck</text:p>
          </table:table-cell>
          <table:table-cell table:formula="of:=IFERROR(CONCATENATE(LEFT([.C39];FIND([.A39];[.C39])-2);MID([.C39];FIND([.A39];[.C39])+LEN([.A39]);999));[.C39])" office:value-type="string" office:string-value="Domino" calcext:value-type="string">
            <text:p>Domino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1.18</text:p>
          </table:table-cell>
          <table:table-cell office:value-type="float" office:value="600" calcext:value-type="float">
            <text:p>600</text:p>
          </table:table-cell>
          <table:table-cell office:value-type="float" office:value="1125" calcext:value-type="float">
            <text:p>1125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39]-300*[.K39])/2" office:value-type="float" office:value="37.5" calcext:value-type="float">
            <text:p>37.5</text:p>
          </table:table-cell>
          <table:table-cell table:formula="of:=([.J39]-300*[.L3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0];FIND(&quot; &quot;;[.A40])+1;999);&quot;/&quot;;LEFT([.A40];FIND(&quot; &quot;;[.A40])-1));[.A40])" office:value-type="string" office:string-value="Deck" calcext:value-type="string">
            <text:p>Deck</text:p>
          </table:table-cell>
          <table:table-cell office:value-type="string" calcext:value-type="string">
            <text:p>Euro Square Deck</text:p>
          </table:table-cell>
          <table:table-cell table:formula="of:=IFERROR(CONCATENATE(LEFT([.C40];FIND([.A40];[.C40])-2);MID([.C40];FIND([.A40];[.C40])+LEN([.A40]);999));[.C40])" office:value-type="string" office:string-value="Euro Square" calcext:value-type="string">
            <text:p>Euro Square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0.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1.6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2.756" calcext:value-type="float">
            <text:p>2.756</text:p>
          </table:table-cell>
          <table:table-cell/>
          <table:table-cell table:formula="of:=([.I40]-300*[.K40])/2" office:value-type="float" office:value="36.6" calcext:value-type="float">
            <text:p>36.6</text:p>
          </table:table-cell>
          <table:table-cell table:formula="of:=([.J40]-300*[.L40])/2"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1];FIND(&quot; &quot;;[.A41])+1;999);&quot;/&quot;;LEFT([.A41];FIND(&quot; &quot;;[.A41])-1));[.A41])" office:value-type="string" office:string-value="Deck" calcext:value-type="string">
            <text:p>Deck</text:p>
          </table:table-cell>
          <table:table-cell office:value-type="string" calcext:value-type="string">
            <text:p>Hex Deck</text:p>
          </table:table-cell>
          <table:table-cell table:formula="of:=IFERROR(CONCATENATE(LEFT([.C41];FIND([.A41];[.C41])-2);MID([.C41];FIND([.A41];[.C41])+LEN([.A41]);999));[.C41])" office:value-type="string" office:string-value="Hex" calcext:value-type="string">
            <text:p>Hex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0.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1.63</text:p>
          </table:table-cell>
          <table:table-cell office:value-type="float" office:value="1200" calcext:value-type="float">
            <text:p>1200</text:p>
          </table:table-cell>
          <table:table-cell office:value-type="float" office:value="1050" calcext:value-type="float">
            <text:p>1050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/>
          <table:table-cell table:formula="of:=([.I41]-300*[.K41])/2" office:value-type="float" office:value="37.5" calcext:value-type="float">
            <text:p>37.5</text:p>
          </table:table-cell>
          <table:table-cell table:formula="of:=([.J41]-300*[.L4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2];FIND(&quot; &quot;;[.A42])+1;999);&quot;/&quot;;LEFT([.A42];FIND(&quot; &quot;;[.A42])-1));[.A42])" office:value-type="string" office:string-value="Deck" calcext:value-type="string">
            <text:p>Deck</text:p>
          </table:table-cell>
          <table:table-cell office:value-type="string" calcext:value-type="string">
            <text:p>Jumbo Deck</text:p>
          </table:table-cell>
          <table:table-cell table:formula="of:=IFERROR(CONCATENATE(LEFT([.C42];FIND([.A42];[.C42])-2);MID([.C42];FIND([.A42];[.C42])+LEN([.A42]);999));[.C42])" office:value-type="string" office:string-value="Jumbo" calcext:value-type="string">
            <text:p>Jumbo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0.97</text:p>
          </table:table-cell>
          <table:table-cell office:value-type="float" office:value="1125" calcext:value-type="float">
            <text:p>1125</text:p>
          </table:table-cell>
          <table:table-cell office:value-type="float" office:value="1725" calcext:value-type="float">
            <text:p>172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([.I42]-300*[.K42])/2" office:value-type="float" office:value="37.5" calcext:value-type="float">
            <text:p>37.5</text:p>
          </table:table-cell>
          <table:table-cell table:formula="of:=([.J42]-300*[.L4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3];FIND(&quot; &quot;;[.A43])+1;999);&quot;/&quot;;LEFT([.A43];FIND(&quot; &quot;;[.A43])-1));[.A43])" office:value-type="string" office:string-value="Deck" calcext:value-type="string">
            <text:p>Deck</text:p>
          </table:table-cell>
          <table:table-cell office:value-type="string" calcext:value-type="string">
            <text:p>Micro Deck</text:p>
          </table:table-cell>
          <table:table-cell table:formula="of:=IFERROR(CONCATENATE(LEFT([.C43];FIND([.A43];[.C43])-2);MID([.C43];FIND([.A43];[.C43])+LEN([.A43]);999));[.C43])" office:value-type="string" office:string-value="Micro" calcext:value-type="string">
            <text:p>Micro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0.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$2.44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1.25" calcext:value-type="float">
            <text:p>1.2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([.I43]-300*[.K43])/2" office:value-type="float" office:value="37.5" calcext:value-type="float">
            <text:p>37.5</text:p>
          </table:table-cell>
          <table:table-cell table:formula="of:=([.J43]-300*[.L4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4];FIND(&quot; &quot;;[.A44])+1;999);&quot;/&quot;;LEFT([.A44];FIND(&quot; &quot;;[.A44])-1));[.A44])" office:value-type="string" office:string-value="Deck" calcext:value-type="string">
            <text:p>Deck</text:p>
          </table:table-cell>
          <table:table-cell office:value-type="string" calcext:value-type="string">
            <text:p>Mini Deck</text:p>
          </table:table-cell>
          <table:table-cell table:formula="of:=IFERROR(CONCATENATE(LEFT([.C44];FIND([.A44];[.C44])-2);MID([.C44];FIND([.A44];[.C44])+LEN([.A44]);999));[.C44])" office:value-type="string" office:string-value="Mini" calcext:value-type="string">
            <text:p>Mini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0.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$1.50</text:p>
          </table:table-cell>
          <table:table-cell office:value-type="float" office:value="600" calcext:value-type="float">
            <text:p>600</text:p>
          </table:table-cell>
          <table:table-cell office:value-type="float" office:value="825" calcext:value-type="float">
            <text:p>825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([.I44]-300*[.K44])/2" office:value-type="float" office:value="37.5" calcext:value-type="float">
            <text:p>37.5</text:p>
          </table:table-cell>
          <table:table-cell table:formula="of:=([.J44]-300*[.L4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5];FIND(&quot; &quot;;[.A45])+1;999);&quot;/&quot;;LEFT([.A45];FIND(&quot; &quot;;[.A45])-1));[.A45])" office:value-type="string" office:string-value="Deck" calcext:value-type="string">
            <text:p>Deck</text:p>
          </table:table-cell>
          <table:table-cell office:value-type="string" calcext:value-type="string">
            <text:p>Poker Deck</text:p>
          </table:table-cell>
          <table:table-cell table:formula="of:=IFERROR(CONCATENATE(LEFT([.C45];FIND([.A45];[.C45])-2);MID([.C45];FIND([.A45];[.C45])+LEN([.A45]);999));[.C45])" office:value-type="string" office:string-value="Poker" calcext:value-type="string">
            <text:p>Poker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0.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1.06</text:p>
          </table:table-cell>
          <table:table-cell office:value-type="float" office:value="825" calcext:value-type="float">
            <text:p>825</text:p>
          </table:table-cell>
          <table:table-cell office:value-type="float" office:value="1125" calcext:value-type="float">
            <text:p>112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45]-300*[.K45])/2" office:value-type="float" office:value="37.5" calcext:value-type="float">
            <text:p>37.5</text:p>
          </table:table-cell>
          <table:table-cell table:formula="of:=([.J45]-300*[.L4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6];FIND(&quot; &quot;;[.A46])+1;999);&quot;/&quot;;LEFT([.A46];FIND(&quot; &quot;;[.A46])-1));[.A46])" office:value-type="string" office:string-value="Deck" calcext:value-type="string">
            <text:p>Deck</text:p>
          </table:table-cell>
          <table:table-cell office:value-type="string" calcext:value-type="string">
            <text:p>Small Square Deck</text:p>
          </table:table-cell>
          <table:table-cell table:formula="of:=IFERROR(CONCATENATE(LEFT([.C46];FIND([.A46];[.C46])-2);MID([.C46];FIND([.A46];[.C46])+LEN([.A46]);999));[.C46])" office:value-type="string" office:string-value="Small Square" calcext:value-type="string">
            <text:p>Small Square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0.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1.17</text:p>
          </table:table-cell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formula="of:=([.I46]-300*[.K46])/2" office:value-type="float" office:value="37.5" calcext:value-type="float">
            <text:p>37.5</text:p>
          </table:table-cell>
          <table:table-cell table:formula="of:=([.J46]-300*[.L4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7];FIND(&quot; &quot;;[.A47])+1;999);&quot;/&quot;;LEFT([.A47];FIND(&quot; &quot;;[.A47])-1));[.A47])" office:value-type="string" office:string-value="Deck" calcext:value-type="string">
            <text:p>Deck</text:p>
          </table:table-cell>
          <table:table-cell office:value-type="string" calcext:value-type="string">
            <text:p>Square Deck</text:p>
          </table:table-cell>
          <table:table-cell table:formula="of:=IFERROR(CONCATENATE(LEFT([.C47];FIND([.A47];[.C47])-2);MID([.C47];FIND([.A47];[.C47])+LEN([.A47]);999));[.C47])" office:value-type="string" office:string-value="Square" calcext:value-type="string">
            <text:p>Square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0.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1.07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table:formula="of:=([.I47]-300*[.K47])/2" office:value-type="float" office:value="37.5" calcext:value-type="float">
            <text:p>37.5</text:p>
          </table:table-cell>
          <table:table-cell table:formula="of:=([.J47]-300*[.L4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8];FIND(&quot; &quot;;[.A48])+1;999);&quot;/&quot;;LEFT([.A48];FIND(&quot; &quot;;[.A48])-1));[.A48])" office:value-type="string" office:string-value="Deck" calcext:value-type="string">
            <text:p>Deck</text:p>
          </table:table-cell>
          <table:table-cell office:value-type="string" calcext:value-type="string">
            <text:p>Tarot Deck</text:p>
          </table:table-cell>
          <table:table-cell table:formula="of:=IFERROR(CONCATENATE(LEFT([.C48];FIND([.A48];[.C48])-2);MID([.C48];FIND([.A48];[.C48])+LEN([.A48]);999));[.C48])" office:value-type="string" office:string-value="Tarot" calcext:value-type="string">
            <text:p>Tarot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1.05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.75" calcext:value-type="float">
            <text:p>2.75</text:p>
          </table:table-cell>
          <table:table-cell office:value-type="float" office:value="4.75" calcext:value-type="float">
            <text:p>4.75</text:p>
          </table:table-cell>
          <table:table-cell/>
          <table:table-cell table:formula="of:=([.I48]-300*[.K48])/2" office:value-type="float" office:value="37.5" calcext:value-type="float">
            <text:p>37.5</text:p>
          </table:table-cell>
          <table:table-cell table:formula="of:=([.J48]-300*[.L4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IFERROR(CONCATENATE(MID([.A49];FIND(&quot; &quot;;[.A49])+1;999);&quot;/&quot;;LEFT([.A49];FIND(&quot; &quot;;[.A49])-1));[.A49])" office:value-type="string" office:string-value="Deck" calcext:value-type="string">
            <text:p>Deck</text:p>
          </table:table-cell>
          <table:table-cell office:value-type="string" calcext:value-type="string">
            <text:p>US Game Deck</text:p>
          </table:table-cell>
          <table:table-cell table:formula="of:=IFERROR(CONCATENATE(LEFT([.C49];FIND([.A49];[.C49])-2);MID([.C49];FIND([.A49];[.C49])+LEN([.A49]);999));[.C49])" office:value-type="string" office:string-value="US Game" calcext:value-type="string">
            <text:p>US Game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0.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1.66</text:p>
          </table:table-cell>
          <table:table-cell office:value-type="float" office:value="750" calcext:value-type="float">
            <text:p>750</text:p>
          </table:table-cell>
          <table:table-cell office:value-type="float" office:value="1125" calcext:value-type="float">
            <text:p>1125</text:p>
          </table:table-cell>
          <table:table-cell office:value-type="float" office:value="2.20472" calcext:value-type="float">
            <text:p>2.20472</text:p>
          </table:table-cell>
          <table:table-cell office:value-type="float" office:value="3.4252" calcext:value-type="float">
            <text:p>3.4252</text:p>
          </table:table-cell>
          <table:table-cell/>
          <table:table-cell table:formula="of:=([.I49]-300*[.K49])/2" office:value-type="float" office:value="44.292" calcext:value-type="float">
            <text:p>44.292</text:p>
          </table:table-cell>
          <table:table-cell table:formula="of:=([.J49]-300*[.L49])/2" office:value-type="float" office:value="48.7199999999999" calcext:value-type="float">
            <text:p>48.72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table:formula="of:=IFERROR(CONCATENATE(MID([.A50];FIND(&quot; &quot;;[.A50])+1;999);&quot;/&quot;;LEFT([.A50];FIND(&quot; &quot;;[.A50])-1));[.A50])" office:value-type="string" office:string-value="Dial" calcext:value-type="string">
            <text:p>Dial</text:p>
          </table:table-cell>
          <table:table-cell office:value-type="string" calcext:value-type="string">
            <text:p>Dual Dial</text:p>
          </table:table-cell>
          <table:table-cell table:formula="of:=IFERROR(CONCATENATE(LEFT([.C50];FIND([.A50];[.C50])-2);MID([.C50];FIND([.A50];[.C50])+LEN([.A50]);999));[.C50])" office:value-type="string" office:string-value="Dual" calcext:value-type="string">
            <text:p>Dual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1.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3.47</text:p>
          </table:table-cell>
          <table:table-cell office:value-type="float" office:value="2550" calcext:value-type="float">
            <text:p>2550</text:p>
          </table:table-cell>
          <table:table-cell office:value-type="float" office:value="1650" calcext:value-type="float">
            <text:p>1650</text:p>
          </table:table-cell>
          <table:table-cell office:value-type="float" office:value="2.5" calcext:value-type="float">
            <text:p>2.5</text:p>
          </table:table-cell>
          <table:table-cell office:value-type="float" office:value="5.25" calcext:value-type="float">
            <text:p>5.25</text:p>
          </table:table-cell>
          <table:table-cell/>
          <table:table-cell table:formula="of:=([.I50]-300*[.K50])/2" office:value-type="float" office:value="900" calcext:value-type="float">
            <text:p>900</text:p>
          </table:table-cell>
          <table:table-cell table:formula="of:=([.J50]-300*[.L5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table:formula="of:=IFERROR(CONCATENATE(MID([.A51];FIND(&quot; &quot;;[.A51])+1;999);&quot;/&quot;;LEFT([.A51];FIND(&quot; &quot;;[.A51])-1));[.A51])" office:value-type="string" office:string-value="Dial" calcext:value-type="string">
            <text:p>Dial</text:p>
          </table:table-cell>
          <table:table-cell office:value-type="string" calcext:value-type="string">
            <text:p>Small Dial</text:p>
          </table:table-cell>
          <table:table-cell table:formula="of:=IFERROR(CONCATENATE(LEFT([.C51];FIND([.A51];[.C51])-2);MID([.C51];FIND([.A51];[.C51])+LEN([.A51]);999));[.C51])" office:value-type="string" office:string-value="Small" calcext:value-type="string">
            <text:p>Small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1.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3.06</text:p>
          </table:table-cell>
          <table:table-cell office:value-type="float" office:value="825" calcext:value-type="float">
            <text:p>825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formula="of:=([.I51]-300*[.K51])/2" office:value-type="float" office:value="37.5" calcext:value-type="float">
            <text:p>37.5</text:p>
          </table:table-cell>
          <table:table-cell table:formula="of:=([.J51]-300*[.L51])/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lding Board</text:p>
          </table:table-cell>
          <table:table-cell table:formula="of:=IFERROR(CONCATENATE(MID([.A52];FIND(&quot; &quot;;[.A52])+1;999);&quot;/&quot;;LEFT([.A52];FIND(&quot; &quot;;[.A52])-1));[.A52])" office:value-type="string" office:string-value="Board/Folding" calcext:value-type="string">
            <text:p>Board/Folding</text:p>
          </table:table-cell>
          <table:table-cell office:value-type="string" calcext:value-type="string">
            <text:p>Accordion Board</text:p>
          </table:table-cell>
          <table:table-cell table:formula="of:=IFERROR(CONCATENATE(LEFT([.C52];FIND([.A52];[.C52])-2);MID([.C52];FIND([.A52];[.C52])+LEN([.A52]);999));[.C52])" office:value-type="string" office:string-value="Accordion Board" calcext:value-type="string">
            <text:p>Accordion Board</text:p>
          </table:table-cell>
          <table:table-cell table:number-columns-repeated="2" office:value-type="string" calcext:value-type="string">
            <text:p>$9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.00</text:p>
          </table:table-cell>
          <table:table-cell office:value-type="float" office:value="2475" calcext:value-type="float">
            <text:p>2475</text:p>
          </table:table-cell>
          <table:table-cell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I52]-300*[.K52])/2" office:value-type="float" office:value="37.5" calcext:value-type="float">
            <text:p>37.5</text:p>
          </table:table-cell>
          <table:table-cell table:formula="of:=([.J52]-300*[.L5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Folding Board</text:p>
          </table:table-cell>
          <table:table-cell table:formula="of:=IFERROR(CONCATENATE(MID([.A53];FIND(&quot; &quot;;[.A53])+1;999);&quot;/&quot;;LEFT([.A53];FIND(&quot; &quot;;[.A53])-1));[.A53])" office:value-type="string" office:string-value="Board/Folding" calcext:value-type="string">
            <text:p>Board/Folding</text:p>
          </table:table-cell>
          <table:table-cell office:value-type="string" calcext:value-type="string">
            <text:p>Bi-Fold Game Board</text:p>
          </table:table-cell>
          <table:table-cell table:formula="of:=IFERROR(CONCATENATE(LEFT([.C53];FIND([.A53];[.C53])-2);MID([.C53];FIND([.A53];[.C53])+LEN([.A53]);999));[.C53])" office:value-type="string" office:string-value="Bi-Fold Game Board" calcext:value-type="string">
            <text:p>Bi-Fold Game Board</text:p>
          </table:table-cell>
          <table:table-cell table:number-columns-repeated="2" office:value-type="string" calcext:value-type="string">
            <text:p>$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.00</text:p>
          </table:table-cell>
          <table:table-cell office:value-type="float" office:value="2775" calcext:value-type="float">
            <text:p>2775</text:p>
          </table:table-cell>
          <table:table-cell office:value-type="float" office:value="5475" calcext:value-type="float">
            <text:p>547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I53]-300*[.K53])/2" office:value-type="float" office:value="37.5" calcext:value-type="float">
            <text:p>37.5</text:p>
          </table:table-cell>
          <table:table-cell table:formula="of:=([.J53]-300*[.L5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Folding Board</text:p>
          </table:table-cell>
          <table:table-cell table:formula="of:=IFERROR(CONCATENATE(MID([.A54];FIND(&quot; &quot;;[.A54])+1;999);&quot;/&quot;;LEFT([.A54];FIND(&quot; &quot;;[.A54])-1));[.A54])" office:value-type="string" office:string-value="Board/Folding" calcext:value-type="string">
            <text:p>Board/Folding</text:p>
          </table:table-cell>
          <table:table-cell office:value-type="string" calcext:value-type="string">
            <text:p>Quad-Fold Game Board</text:p>
          </table:table-cell>
          <table:table-cell table:formula="of:=IFERROR(CONCATENATE(LEFT([.C54];FIND([.A54];[.C54])-2);MID([.C54];FIND([.A54];[.C54])+LEN([.A54]);999));[.C54])" office:value-type="string" office:string-value="Quad-Fold Game Board" calcext:value-type="string">
            <text:p>Quad-Fold Game Board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10.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$4.00</text:p>
          </table:table-cell>
          <table:table-cell table:number-columns-repeated="2" office:value-type="float" office:value="5475" calcext:value-type="float">
            <text:p>5475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([.I54]-300*[.K54])/2" office:value-type="float" office:value="37.5" calcext:value-type="float">
            <text:p>37.5</text:p>
          </table:table-cell>
          <table:table-cell table:formula="of:=([.J54]-300*[.L5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Folding Board</text:p>
          </table:table-cell>
          <table:table-cell table:formula="of:=IFERROR(CONCATENATE(MID([.A55];FIND(&quot; &quot;;[.A55])+1;999);&quot;/&quot;;LEFT([.A55];FIND(&quot; &quot;;[.A55])-1));[.A55])" office:value-type="string" office:string-value="Board/Folding" calcext:value-type="string">
            <text:p>Board/Folding</text:p>
          </table:table-cell>
          <table:table-cell office:value-type="string" calcext:value-type="string">
            <text:p>Six-Fold Game Board</text:p>
          </table:table-cell>
          <table:table-cell table:formula="of:=IFERROR(CONCATENATE(LEFT([.C55];FIND([.A55];[.C55])-2);MID([.C55];FIND([.A55];[.C55])+LEN([.A55]);999));[.C55])" office:value-type="string" office:string-value="Six-Fold Game Board" calcext:value-type="string">
            <text:p>Six-Fold Game Board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20.00</text:p>
          </table:table-cell>
          <table:table-cell office:value-type="float" office:value="0.333334" calcext:value-type="float">
            <text:p>0.333334</text:p>
          </table:table-cell>
          <table:table-cell office:value-type="string" calcext:value-type="string">
            <text:p>$5.50</text:p>
          </table:table-cell>
          <table:table-cell office:value-type="float" office:value="8175" calcext:value-type="float">
            <text:p>8175</text:p>
          </table:table-cell>
          <table:table-cell office:value-type="float" office:value="5475" calcext:value-type="float">
            <text:p>547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I55]-300*[.K55])/2" office:value-type="float" office:value="37.5" calcext:value-type="float">
            <text:p>37.5</text:p>
          </table:table-cell>
          <table:table-cell table:formula="of:=([.J55]-300*[.L5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56];FIND(&quot; &quot;;[.A56])+1;999);&quot;/&quot;;LEFT([.A56];FIND(&quot; &quot;;[.A56])-1));[.A56])" office:value-type="string" office:string-value="Mat" calcext:value-type="string">
            <text:p>Mat</text:p>
          </table:table-cell>
          <table:table-cell office:value-type="string" calcext:value-type="string">
            <text:p>Big Mat</text:p>
          </table:table-cell>
          <table:table-cell table:formula="of:=IFERROR(CONCATENATE(LEFT([.C56];FIND([.A56];[.C56])-2);MID([.C56];FIND([.A56];[.C56])+LEN([.A56]);999));[.C56])" office:value-type="string" office:string-value="Big" calcext:value-type="string">
            <text:p>Big</text:p>
          </table:table-cell>
          <table:table-cell table:number-columns-repeated="2" office:value-type="string" calcext:value-type="string">
            <text:p>$1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30</text:p>
          </table:table-cell>
          <table:table-cell office:value-type="float" office:value="3075" calcext:value-type="float">
            <text:p>3075</text:p>
          </table:table-cell>
          <table:table-cell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I56]-300*[.K56])/2" office:value-type="float" office:value="37.5" calcext:value-type="float">
            <text:p>37.5</text:p>
          </table:table-cell>
          <table:table-cell table:formula="of:=([.J56]-300*[.L5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57];FIND(&quot; &quot;;[.A57])+1;999);&quot;/&quot;;LEFT([.A57];FIND(&quot; &quot;;[.A57])-1));[.A57])" office:value-type="string" office:string-value="Mat" calcext:value-type="string">
            <text:p>Mat</text:p>
          </table:table-cell>
          <table:table-cell office:value-type="string" calcext:value-type="string">
            <text:p>Domino Mat</text:p>
          </table:table-cell>
          <table:table-cell table:formula="of:=IFERROR(CONCATENATE(LEFT([.C57];FIND([.A57];[.C57])-2);MID([.C57];FIND([.A57];[.C57])+LEN([.A57]);999));[.C57])" office:value-type="string" office:string-value="Domino" calcext:value-type="string">
            <text:p>Domino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.54</text:p>
          </table:table-cell>
          <table:table-cell office:value-type="float" office:value="1275" calcext:value-type="float">
            <text:p>1275</text:p>
          </table:table-cell>
          <table:table-cell office:value-type="float" office:value="2475" calcext:value-type="float">
            <text:p>2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57]-300*[.K57])/2" office:value-type="float" office:value="37.5" calcext:value-type="float">
            <text:p>37.5</text:p>
          </table:table-cell>
          <table:table-cell table:formula="of:=([.J57]-300*[.L5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58];FIND(&quot; &quot;;[.A58])+1;999);&quot;/&quot;;LEFT([.A58];FIND(&quot; &quot;;[.A58])-1));[.A58])" office:value-type="string" office:string-value="Mat" calcext:value-type="string">
            <text:p>Mat</text:p>
          </table:table-cell>
          <table:table-cell office:value-type="string" calcext:value-type="string">
            <text:p>Flower Mat</text:p>
          </table:table-cell>
          <table:table-cell table:formula="of:=IFERROR(CONCATENATE(LEFT([.C58];FIND([.A58];[.C58])-2);MID([.C58];FIND([.A58];[.C58])+LEN([.A58]);999));[.C58])" office:value-type="string" office:string-value="Flower" calcext:value-type="string">
            <text:p>Flower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0.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$1.95</text:p>
          </table:table-cell>
          <table:table-cell office:value-type="float" office:value="825" calcext:value-type="float">
            <text:p>825</text:p>
          </table:table-cell>
          <table:table-cell office:value-type="float" office:value="900" calcext:value-type="float">
            <text:p>900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([.I58]-300*[.K58])/2" office:value-type="float" office:value="37.5" calcext:value-type="float">
            <text:p>37.5</text:p>
          </table:table-cell>
          <table:table-cell table:formula="of:=([.J58]-300*[.L5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59];FIND(&quot; &quot;;[.A59])+1;999);&quot;/&quot;;LEFT([.A59];FIND(&quot; &quot;;[.A59])-1));[.A59])" office:value-type="string" office:string-value="Mat" calcext:value-type="string">
            <text:p>Mat</text:p>
          </table:table-cell>
          <table:table-cell office:value-type="string" calcext:value-type="string">
            <text:p>Half Mat</text:p>
          </table:table-cell>
          <table:table-cell table:formula="of:=IFERROR(CONCATENATE(LEFT([.C59];FIND([.A59];[.C59])-2);MID([.C59];FIND([.A59];[.C59])+LEN([.A59]);999));[.C59])" office:value-type="string" office:string-value="Half" calcext:value-type="string">
            <text:p>Half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.41</text:p>
          </table:table-cell>
          <table:table-cell office:value-type="float" office:value="1575" calcext:value-type="float">
            <text:p>1575</text:p>
          </table:table-cell>
          <table:table-cell office:value-type="float" office:value="3075" calcext:value-type="float">
            <text:p>30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59]-300*[.K59])/2" office:value-type="float" office:value="37.5" calcext:value-type="float">
            <text:p>37.5</text:p>
          </table:table-cell>
          <table:table-cell table:formula="of:=([.J59]-300*[.L5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0];FIND(&quot; &quot;;[.A60])+1;999);&quot;/&quot;;LEFT([.A60];FIND(&quot; &quot;;[.A60])-1));[.A60])" office:value-type="string" office:string-value="Mat" calcext:value-type="string">
            <text:p>Mat</text:p>
          </table:table-cell>
          <table:table-cell office:value-type="string" calcext:value-type="string">
            <text:p>Hex Mat</text:p>
          </table:table-cell>
          <table:table-cell table:formula="of:=IFERROR(CONCATENATE(LEFT([.C60];FIND([.A60];[.C60])-2);MID([.C60];FIND([.A60];[.C60])+LEN([.A60]);999));[.C60])" office:value-type="string" office:string-value="Hex" calcext:value-type="string">
            <text:p>Hex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0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59</text:p>
          </table:table-cell>
          <table:table-cell office:value-type="float" office:value="1650" calcext:value-type="float">
            <text:p>1650</text:p>
          </table:table-cell>
          <table:table-cell office:value-type="float" office:value="1425" calcext:value-type="float">
            <text:p>1425</text:p>
          </table:table-cell>
          <table:table-cell office:value-type="float" office:value="5.25" calcext:value-type="float">
            <text:p>5.25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([.I60]-300*[.K60])/2" office:value-type="float" office:value="37.5" calcext:value-type="float">
            <text:p>37.5</text:p>
          </table:table-cell>
          <table:table-cell table:formula="of:=([.J60]-300*[.L6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1];FIND(&quot; &quot;;[.A61])+1;999);&quot;/&quot;;LEFT([.A61];FIND(&quot; &quot;;[.A61])-1));[.A61])" office:value-type="string" office:string-value="Mat" calcext:value-type="string">
            <text:p>Mat</text:p>
          </table:table-cell>
          <table:table-cell office:value-type="string" calcext:value-type="string">
            <text:p>Invader Mat</text:p>
          </table:table-cell>
          <table:table-cell table:formula="of:=IFERROR(CONCATENATE(LEFT([.C61];FIND([.A61];[.C61])-2);MID([.C61];FIND([.A61];[.C61])+LEN([.A61]);999));[.C61])" office:value-type="string" office:string-value="Invader" calcext:value-type="string">
            <text:p>Invader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0.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1.85</text:p>
          </table:table-cell>
          <table:table-cell office:value-type="float" office:value="1275" calcext:value-type="float">
            <text:p>1275</text:p>
          </table:table-cell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61]-300*[.K61])/2" office:value-type="float" office:value="37.5" calcext:value-type="float">
            <text:p>37.5</text:p>
          </table:table-cell>
          <table:table-cell table:formula="of:=([.J61]-300*[.L6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2];FIND(&quot; &quot;;[.A62])+1;999);&quot;/&quot;;LEFT([.A62];FIND(&quot; &quot;;[.A62])-1));[.A62])" office:value-type="string" office:string-value="Mat" calcext:value-type="string">
            <text:p>Mat</text:p>
          </table:table-cell>
          <table:table-cell office:value-type="string" calcext:value-type="string">
            <text:p>Large Hex Mat</text:p>
          </table:table-cell>
          <table:table-cell table:formula="of:=IFERROR(CONCATENATE(LEFT([.C62];FIND([.A62];[.C62])-2);MID([.C62];FIND([.A62];[.C62])+LEN([.A62]);999));[.C62])" office:value-type="string" office:string-value="Large Hex" calcext:value-type="string">
            <text:p>Large Hex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.59</text:p>
          </table:table-cell>
          <table:table-cell office:value-type="float" office:value="2925" calcext:value-type="float">
            <text:p>2925</text:p>
          </table:table-cell>
          <table:table-cell office:value-type="float" office:value="2550" calcext:value-type="float">
            <text:p>2550</text:p>
          </table:table-cell>
          <table:table-cell office:value-type="float" office:value="9.5" calcext:value-type="float">
            <text:p>9.5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([.I62]-300*[.K62])/2" office:value-type="float" office:value="37.5" calcext:value-type="float">
            <text:p>37.5</text:p>
          </table:table-cell>
          <table:table-cell table:formula="of:=([.J62]-300*[.L6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3];FIND(&quot; &quot;;[.A63])+1;999);&quot;/&quot;;LEFT([.A63];FIND(&quot; &quot;;[.A63])-1));[.A63])" office:value-type="string" office:string-value="Mat" calcext:value-type="string">
            <text:p>Mat</text:p>
          </table:table-cell>
          <table:table-cell office:value-type="string" calcext:value-type="string">
            <text:p>Large Square Mat</text:p>
          </table:table-cell>
          <table:table-cell table:formula="of:=IFERROR(CONCATENATE(LEFT([.C63];FIND([.A63];[.C63])-2);MID([.C63];FIND([.A63];[.C63])+LEN([.A63]);999));[.C63])" office:value-type="string" office:string-value="Large Square" calcext:value-type="string">
            <text:p>Large Square</text:p>
          </table:table-cell>
          <table:table-cell table:number-columns-repeated="2" office:value-type="string" calcext:value-type="string">
            <text:p>$1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26</text:p>
          </table:table-cell>
          <table:table-cell table:number-columns-repeated="2" office:value-type="float" office:value="3075" calcext:value-type="float">
            <text:p>307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I63]-300*[.K63])/2" office:value-type="float" office:value="37.5" calcext:value-type="float">
            <text:p>37.5</text:p>
          </table:table-cell>
          <table:table-cell table:formula="of:=([.J63]-300*[.L6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4];FIND(&quot; &quot;;[.A64])+1;999);&quot;/&quot;;LEFT([.A64];FIND(&quot; &quot;;[.A64])-1));[.A64])" office:value-type="string" office:string-value="Mat" calcext:value-type="string">
            <text:p>Mat</text:p>
          </table:table-cell>
          <table:table-cell office:value-type="string" calcext:value-type="string">
            <text:p>Quarter Mat</text:p>
          </table:table-cell>
          <table:table-cell table:formula="of:=IFERROR(CONCATENATE(LEFT([.C64];FIND([.A64];[.C64])-2);MID([.C64];FIND([.A64];[.C64])+LEN([.A64]);999));[.C64])" office:value-type="string" office:string-value="Quarter" calcext:value-type="string">
            <text:p>Quarter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46</text:p>
          </table:table-cell>
          <table:table-cell table:number-columns-repeated="2" office:value-type="float" office:value="1575" calcext:value-type="float">
            <text:p>157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I64]-300*[.K64])/2" office:value-type="float" office:value="37.5" calcext:value-type="float">
            <text:p>37.5</text:p>
          </table:table-cell>
          <table:table-cell table:formula="of:=([.J64]-300*[.L6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5];FIND(&quot; &quot;;[.A65])+1;999);&quot;/&quot;;LEFT([.A65];FIND(&quot; &quot;;[.A65])-1));[.A65])" office:value-type="string" office:string-value="Mat" calcext:value-type="string">
            <text:p>Mat</text:p>
          </table:table-cell>
          <table:table-cell office:value-type="string" calcext:value-type="string">
            <text:p>Skinny Mat</text:p>
          </table:table-cell>
          <table:table-cell table:formula="of:=IFERROR(CONCATENATE(LEFT([.C65];FIND([.A65];[.C65])-2);MID([.C65];FIND([.A65];[.C65])+LEN([.A65]);999));[.C65])" office:value-type="string" office:string-value="Skinny" calcext:value-type="string">
            <text:p>Skinny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0.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.40</text:p>
          </table:table-cell>
          <table:table-cell office:value-type="float" office:value="1275" calcext:value-type="float">
            <text:p>1275</text:p>
          </table:table-cell>
          <table:table-cell office:value-type="float" office:value="3075" calcext:value-type="float">
            <text:p>30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65]-300*[.K65])/2" office:value-type="float" office:value="37.5" calcext:value-type="float">
            <text:p>37.5</text:p>
          </table:table-cell>
          <table:table-cell table:formula="of:=([.J65]-300*[.L6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6];FIND(&quot; &quot;;[.A66])+1;999);&quot;/&quot;;LEFT([.A66];FIND(&quot; &quot;;[.A66])-1));[.A66])" office:value-type="string" office:string-value="Mat" calcext:value-type="string">
            <text:p>Mat</text:p>
          </table:table-cell>
          <table:table-cell office:value-type="string" calcext:value-type="string">
            <text:p>Sliver Mat</text:p>
          </table:table-cell>
          <table:table-cell table:formula="of:=IFERROR(CONCATENATE(LEFT([.C66];FIND([.A66];[.C66])-2);MID([.C66];FIND([.A66];[.C66])+LEN([.A66]);999));[.C66])" office:value-type="string" office:string-value="Sliver" calcext:value-type="string">
            <text:p>Sliver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0.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1.69</text:p>
          </table:table-cell>
          <table:table-cell office:value-type="float" office:value="675" calcext:value-type="float">
            <text:p>675</text:p>
          </table:table-cell>
          <table:table-cell office:value-type="float" office:value="2475" calcext:value-type="float">
            <text:p>24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66]-300*[.K66])/2" office:value-type="float" office:value="37.5" calcext:value-type="float">
            <text:p>37.5</text:p>
          </table:table-cell>
          <table:table-cell table:formula="of:=([.J66]-300*[.L6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7];FIND(&quot; &quot;;[.A67])+1;999);&quot;/&quot;;LEFT([.A67];FIND(&quot; &quot;;[.A67])-1));[.A67])" office:value-type="string" office:string-value="Mat" calcext:value-type="string">
            <text:p>Mat</text:p>
          </table:table-cell>
          <table:table-cell office:value-type="string" calcext:value-type="string">
            <text:p>Small Square Mat</text:p>
          </table:table-cell>
          <table:table-cell table:formula="of:=IFERROR(CONCATENATE(LEFT([.C67];FIND([.A67];[.C67])-2);MID([.C67];FIND([.A67];[.C67])+LEN([.A67]);999));[.C67])" office:value-type="string" office:string-value="Small Square" calcext:value-type="string">
            <text:p>Small Square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0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1.48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I67]-300*[.K67])/2" office:value-type="float" office:value="37.5" calcext:value-type="float">
            <text:p>37.5</text:p>
          </table:table-cell>
          <table:table-cell table:formula="of:=([.J67]-300*[.L6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8];FIND(&quot; &quot;;[.A68])+1;999);&quot;/&quot;;LEFT([.A68];FIND(&quot; &quot;;[.A68])-1));[.A68])" office:value-type="string" office:string-value="Mat" calcext:value-type="string">
            <text:p>Mat</text:p>
          </table:table-cell>
          <table:table-cell office:value-type="string" calcext:value-type="string">
            <text:p>Spinner Mat</text:p>
          </table:table-cell>
          <table:table-cell table:formula="of:=IFERROR(CONCATENATE(LEFT([.C68];FIND([.A68];[.C68])-2);MID([.C68];FIND([.A68];[.C68])+LEN([.A68]);999));[.C68])" office:value-type="string" office:string-value="Spinner" calcext:value-type="string">
            <text:p>Spinner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0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.30</text:p>
          </table:table-cell>
          <table:table-cell table:number-columns-repeated="2" office:value-type="float" office:value="2475" calcext:value-type="float">
            <text:p>247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([.I68]-300*[.K68])/2" office:value-type="float" office:value="37.5" calcext:value-type="float">
            <text:p>37.5</text:p>
          </table:table-cell>
          <table:table-cell table:formula="of:=([.J68]-300*[.L6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69];FIND(&quot; &quot;;[.A69])+1;999);&quot;/&quot;;LEFT([.A69];FIND(&quot; &quot;;[.A69])-1));[.A69])" office:value-type="string" office:string-value="Mat" calcext:value-type="string">
            <text:p>Mat</text:p>
          </table:table-cell>
          <table:table-cell office:value-type="string" calcext:value-type="string">
            <text:p>Square Mat</text:p>
          </table:table-cell>
          <table:table-cell table:formula="of:=IFERROR(CONCATENATE(LEFT([.C69];FIND([.A69];[.C69])-2);MID([.C69];FIND([.A69];[.C69])+LEN([.A69]);999));[.C69])" office:value-type="string" office:string-value="Square" calcext:value-type="string">
            <text:p>Square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0.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.31</text:p>
          </table:table-cell>
          <table:table-cell table:number-columns-repeated="2" office:value-type="float" office:value="2475" calcext:value-type="float">
            <text:p>247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([.I69]-300*[.K69])/2" office:value-type="float" office:value="37.5" calcext:value-type="float">
            <text:p>37.5</text:p>
          </table:table-cell>
          <table:table-cell table:formula="of:=([.J69]-300*[.L6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70];FIND(&quot; &quot;;[.A70])+1;999);&quot;/&quot;;LEFT([.A70];FIND(&quot; &quot;;[.A70])-1));[.A70])" office:value-type="string" office:string-value="Mat" calcext:value-type="string">
            <text:p>Mat</text:p>
          </table:table-cell>
          <table:table-cell office:value-type="string" calcext:value-type="string">
            <text:p>Strip Mat</text:p>
          </table:table-cell>
          <table:table-cell table:formula="of:=IFERROR(CONCATENATE(LEFT([.C70];FIND([.A70];[.C70])-2);MID([.C70];FIND([.A70];[.C70])+LEN([.A70]);999));[.C70])" office:value-type="string" office:string-value="Strip" calcext:value-type="string">
            <text:p>Strip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0.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1.69</text:p>
          </table:table-cell>
          <table:table-cell office:value-type="float" office:value="675" calcext:value-type="float">
            <text:p>675</text:p>
          </table:table-cell>
          <table:table-cell office:value-type="float" office:value="3075" calcext:value-type="float">
            <text:p>30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70]-300*[.K70])/2" office:value-type="float" office:value="37.5" calcext:value-type="float">
            <text:p>37.5</text:p>
          </table:table-cell>
          <table:table-cell table:formula="of:=([.J70]-300*[.L7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table:formula="of:=IFERROR(CONCATENATE(MID([.A71];FIND(&quot; &quot;;[.A71])+1;999);&quot;/&quot;;LEFT([.A71];FIND(&quot; &quot;;[.A71])-1));[.A71])" office:value-type="string" office:string-value="Mat" calcext:value-type="string">
            <text:p>Mat</text:p>
          </table:table-cell>
          <table:table-cell office:value-type="string" calcext:value-type="string">
            <text:p>US Game Mat</text:p>
          </table:table-cell>
          <table:table-cell table:formula="of:=IFERROR(CONCATENATE(LEFT([.C71];FIND([.A71];[.C71])-2);MID([.C71];FIND([.A71];[.C71])+LEN([.A71]);999));[.C71])" office:value-type="string" office:string-value="US Game" calcext:value-type="string">
            <text:p>US Game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0.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1.61</text:p>
          </table:table-cell>
          <table:table-cell office:value-type="float" office:value="1050" calcext:value-type="float">
            <text:p>1050</text:p>
          </table:table-cell>
          <table:table-cell office:value-type="float" office:value="1425" calcext:value-type="float">
            <text:p>1425</text:p>
          </table:table-cell>
          <table:table-cell office:value-type="float" office:value="3.25" calcext:value-type="float">
            <text:p>3.25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([.I71]-300*[.K71])/2" office:value-type="float" office:value="37.5" calcext:value-type="float">
            <text:p>37.5</text:p>
          </table:table-cell>
          <table:table-cell table:formula="of:=([.J71]-300*[.L7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formula="of:=IFERROR(CONCATENATE(MID([.A72];FIND(&quot; &quot;;[.A72])+1;999);&quot;/&quot;;LEFT([.A72];FIND(&quot; &quot;;[.A72])-1));[.A72])" office:value-type="string" office:string-value="Misc" calcext:value-type="string">
            <text:p>Misc</text:p>
          </table:table-cell>
          <table:table-cell office:value-type="string" calcext:value-type="string">
            <text:p>Document</text:p>
          </table:table-cell>
          <table:table-cell table:formula="of:=IFERROR(CONCATENATE(LEFT([.C72];FIND([.A72];[.C72])-2);MID([.C72];FIND([.A72];[.C72])+LEN([.A72]);999));[.C72])" office:value-type="string" office:string-value="Document" calcext:value-type="string">
            <text:p>Document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0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9</text:p>
          </table:table-cell>
          <table:table-cell office:value-type="float" office:value="2550" calcext:value-type="float">
            <text:p>2550</text:p>
          </table:table-cell>
          <table:table-cell office:value-type="float" office:value="3300" calcext:value-type="float">
            <text:p>3300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I72]-300*[.K72])/2" office:value-type="float" office:value="0" calcext:value-type="float">
            <text:p>0</text:p>
          </table:table-cell>
          <table:table-cell table:formula="of:=([.J72]-300*[.L7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formula="of:=IFERROR(CONCATENATE(MID([.A73];FIND(&quot; &quot;;[.A73])+1;999);&quot;/&quot;;LEFT([.A73];FIND(&quot; &quot;;[.A73])-1));[.A73])" office:value-type="string" office:string-value="Misc" calcext:value-type="string">
            <text:p>Misc</text:p>
          </table:table-cell>
          <table:table-cell office:value-type="string" calcext:value-type="string">
            <text:p>Play Money</text:p>
          </table:table-cell>
          <table:table-cell table:formula="of:=IFERROR(CONCATENATE(LEFT([.C73];FIND([.A73];[.C73])-2);MID([.C73];FIND([.A73];[.C73])+LEN([.A73]);999));[.C73])" office:value-type="string" office:string-value="Play Money" calcext:value-type="string">
            <text:p>Play Money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0.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1.26</text:p>
          </table:table-cell>
          <table:table-cell office:value-type="float" office:value="675" calcext:value-type="float">
            <text:p>675</text:p>
          </table:table-cell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73]-300*[.K73])/2" office:value-type="float" office:value="37.5" calcext:value-type="float">
            <text:p>37.5</text:p>
          </table:table-cell>
          <table:table-cell table:formula="of:=([.J73]-300*[.L7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4];FIND(&quot; &quot;;[.A74])+1;999);&quot;/&quot;;LEFT([.A74];FIND(&quot; &quot;;[.A74])-1));[.A74])" office:value-type="string" office:string-value="Punchout/Small" calcext:value-type="string">
            <text:p>Punchout/Small</text:p>
          </table:table-cell>
          <table:table-cell office:value-type="string" calcext:value-type="string">
            <text:p>Arrow Chit</text:p>
          </table:table-cell>
          <table:table-cell table:formula="of:=IFERROR(CONCATENATE(LEFT([.C74];FIND([.A74];[.C74])-2);MID([.C74];FIND([.A74];[.C74])+LEN([.A74]);999));[.C74])" office:value-type="string" office:string-value="Arrow Chit" calcext:value-type="string">
            <text:p>Arrow Chit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0.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$5.7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([.I74]-300*[.K74])/2" office:value-type="float" office:value="37.5" calcext:value-type="float">
            <text:p>37.5</text:p>
          </table:table-cell>
          <table:table-cell table:formula="of:=([.J74]-300*[.L7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5];FIND(&quot; &quot;;[.A75])+1;999);&quot;/&quot;;LEFT([.A75];FIND(&quot; &quot;;[.A75])-1));[.A75])" office:value-type="string" office:string-value="Punchout/Small" calcext:value-type="string">
            <text:p>Punchout/Small</text:p>
          </table:table-cell>
          <table:table-cell office:value-type="string" calcext:value-type="string">
            <text:p>Bullseye Chit</text:p>
          </table:table-cell>
          <table:table-cell table:formula="of:=IFERROR(CONCATENATE(LEFT([.C75];FIND([.A75];[.C75])-2);MID([.C75];FIND([.A75];[.C75])+LEN([.A75]);999));[.C75])" office:value-type="string" office:string-value="Bullseye Chit" calcext:value-type="string">
            <text:p>Bullseye Chit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0.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6.00</text:p>
          </table:table-cell>
          <table:table-cell office:value-type="float" office:value="375" calcext:value-type="float">
            <text:p>37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I75]-300*[.K75])/2" office:value-type="float" office:value="37.5" calcext:value-type="float">
            <text:p>37.5</text:p>
          </table:table-cell>
          <table:table-cell table:formula="of:=([.J75]-300*[.L75])/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6];FIND(&quot; &quot;;[.A76])+1;999);&quot;/&quot;;LEFT([.A76];FIND(&quot; &quot;;[.A76])-1));[.A76])" office:value-type="string" office:string-value="Punchout/Small" calcext:value-type="string">
            <text:p>Punchout/Small</text:p>
          </table:table-cell>
          <table:table-cell office:value-type="string" calcext:value-type="string">
            <text:p>Custom Small Punchout</text:p>
          </table:table-cell>
          <table:table-cell table:formula="of:=IFERROR(CONCATENATE(LEFT([.C76];FIND([.A76];[.C76])-2);MID([.C76];FIND([.A76];[.C76])+LEN([.A76]);999));[.C76])" office:value-type="string" office:string-value="Custom" calcext:value-type="string">
            <text:p>Custom</text:p>
          </table:table-cell>
          <table:table-cell table:style-name="Default" office:value-type="string" calcext:value-type="string">
            <text:p>$5.60 + (linear inches x $0.02616)</text:p>
          </table:table-cell>
          <table:table-cell table:style-name="Default"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$3.72 + (linear inches x $0.005232)</text:p>
          </table:table-cell>
          <table:table-cell office:value-type="float" office:value="975" calcext:value-type="float">
            <text:p>975</text:p>
          </table:table-cell>
          <table:table-cell office:value-type="float" office:value="1575" calcext:value-type="float">
            <text:p>1575</text:p>
          </table:table-cell>
          <table:table-cell office:value-type="float" office:value="3.25" calcext:value-type="float">
            <text:p>3.25</text:p>
          </table:table-cell>
          <table:table-cell office:value-type="float" office:value="5.25" calcext:value-type="float">
            <text:p>5.25</text:p>
          </table:table-cell>
          <table:table-cell/>
          <table:table-cell table:formula="of:=([.I76]-300*[.K76])/2" office:value-type="float" office:value="0" calcext:value-type="float">
            <text:p>0</text:p>
          </table:table-cell>
          <table:table-cell table:formula="of:=([.J76]-300*[.L7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7];FIND(&quot; &quot;;[.A77])+1;999);&quot;/&quot;;LEFT([.A77];FIND(&quot; &quot;;[.A77])-1));[.A77])" office:value-type="string" office:string-value="Punchout/Small" calcext:value-type="string">
            <text:p>Punchout/Small</text:p>
          </table:table-cell>
          <table:table-cell office:value-type="string" calcext:value-type="string">
            <text:p>Domino Chit</text:p>
          </table:table-cell>
          <table:table-cell table:formula="of:=IFERROR(CONCATENATE(LEFT([.C77];FIND([.A77];[.C77])-2);MID([.C77];FIND([.A77];[.C77])+LEN([.A77]);999));[.C77])" office:value-type="string" office:string-value="Domino Chit" calcext:value-type="string">
            <text:p>Domino Chit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0.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4.75</text:p>
          </table:table-cell>
          <table:table-cell office:value-type="float" office:value="375" calcext:value-type="float">
            <text:p>375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I77]-300*[.K77])/2" office:value-type="float" office:value="37.5" calcext:value-type="float">
            <text:p>37.5</text:p>
          </table:table-cell>
          <table:table-cell table:formula="of:=([.J77]-300*[.L7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8];FIND(&quot; &quot;;[.A78])+1;999);&quot;/&quot;;LEFT([.A78];FIND(&quot; &quot;;[.A78])-1));[.A78])" office:value-type="string" office:string-value="Punchout/Small" calcext:value-type="string">
            <text:p>Punchout/Small</text:p>
          </table:table-cell>
          <table:table-cell office:value-type="string" calcext:value-type="string">
            <text:p>Large Circle Chit</text:p>
          </table:table-cell>
          <table:table-cell table:formula="of:=IFERROR(CONCATENATE(LEFT([.C78];FIND([.A78];[.C78])-2);MID([.C78];FIND([.A78];[.C78])+LEN([.A78]);999));[.C78])" office:value-type="string" office:string-value="Large Circle Chit" calcext:value-type="string">
            <text:p>Large Circle Chit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0.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$4.82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I78]-300*[.K78])/2" office:value-type="float" office:value="37.5" calcext:value-type="float">
            <text:p>37.5</text:p>
          </table:table-cell>
          <table:table-cell table:formula="of:=([.J78]-300*[.L7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79];FIND(&quot; &quot;;[.A79])+1;999);&quot;/&quot;;LEFT([.A79];FIND(&quot; &quot;;[.A79])-1));[.A79])" office:value-type="string" office:string-value="Punchout/Small" calcext:value-type="string">
            <text:p>Punchout/Small</text:p>
          </table:table-cell>
          <table:table-cell office:value-type="string" calcext:value-type="string">
            <text:p>Large Ring</text:p>
          </table:table-cell>
          <table:table-cell table:formula="of:=IFERROR(CONCATENATE(LEFT([.C79];FIND([.A79];[.C79])-2);MID([.C79];FIND([.A79];[.C79])+LEN([.A79]);999));[.C79])" office:value-type="string" office:string-value="Large Ring" calcext:value-type="string">
            <text:p>Large Ring</text:p>
          </table:table-cell>
          <table:table-cell office:value-type="string" calcext:value-type="string">
            <text:p>$10.23</text:p>
          </table:table-cell>
          <table:table-cell office:value-type="string" calcext:value-type="string">
            <text:p>$0.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5.90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.25" calcext:value-type="float">
            <text:p>1.25</text:p>
          </table:table-cell>
          <table:table-cell/>
          <table:table-cell table:formula="of:=([.I79]-300*[.K79])/2" office:value-type="float" office:value="37.5" calcext:value-type="float">
            <text:p>37.5</text:p>
          </table:table-cell>
          <table:table-cell table:formula="of:=([.J79]-300*[.L7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0];FIND(&quot; &quot;;[.A80])+1;999);&quot;/&quot;;LEFT([.A80];FIND(&quot; &quot;;[.A80])-1));[.A80])" office:value-type="string" office:string-value="Punchout/Small" calcext:value-type="string">
            <text:p>Punchout/Small</text:p>
          </table:table-cell>
          <table:table-cell office:value-type="string" calcext:value-type="string">
            <text:p>Large Square Chit</text:p>
          </table:table-cell>
          <table:table-cell table:formula="of:=IFERROR(CONCATENATE(LEFT([.C80];FIND([.A80];[.C80])-2);MID([.C80];FIND([.A80];[.C80])+LEN([.A80]);999));[.C80])" office:value-type="string" office:string-value="Large Square Chit" calcext:value-type="string">
            <text:p>Large Square Chit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0.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$5.25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I80]-300*[.K80])/2" office:value-type="float" office:value="37.5" calcext:value-type="float">
            <text:p>37.5</text:p>
          </table:table-cell>
          <table:table-cell table:formula="of:=([.J80]-300*[.L8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1];FIND(&quot; &quot;;[.A81])+1;999);&quot;/&quot;;LEFT([.A81];FIND(&quot; &quot;;[.A81])-1));[.A81])" office:value-type="string" office:string-value="Punchout/Small" calcext:value-type="string">
            <text:p>Punchout/Small</text:p>
          </table:table-cell>
          <table:table-cell office:value-type="string" calcext:value-type="string">
            <text:p>Large Standee</text:p>
          </table:table-cell>
          <table:table-cell table:formula="of:=IFERROR(CONCATENATE(LEFT([.C81];FIND([.A81];[.C81])-2);MID([.C81];FIND([.A81];[.C81])+LEN([.A81]);999));[.C81])" office:value-type="string" office:string-value="Large Standee" calcext:value-type="string">
            <text:p>Large Standee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0.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5.79</text:p>
          </table:table-cell>
          <table:table-cell office:value-type="float" office:value="375" calcext:value-type="float">
            <text:p>375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/>
          <table:table-cell table:formula="of:=([.I81]-300*[.K81])/2" office:value-type="float" office:value="37.5" calcext:value-type="float">
            <text:p>37.5</text:p>
          </table:table-cell>
          <table:table-cell table:formula="of:=([.J81]-300*[.L81])/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2];FIND(&quot; &quot;;[.A82])+1;999);&quot;/&quot;;LEFT([.A82];FIND(&quot; &quot;;[.A82])-1));[.A82])" office:value-type="string" office:string-value="Punchout/Small" calcext:value-type="string">
            <text:p>Punchout/Small</text:p>
          </table:table-cell>
          <table:table-cell office:value-type="string" calcext:value-type="string">
            <text:p>Medium Circle Chit</text:p>
          </table:table-cell>
          <table:table-cell table:formula="of:=IFERROR(CONCATENATE(LEFT([.C82];FIND([.A82];[.C82])-2);MID([.C82];FIND([.A82];[.C82])+LEN([.A82]);999));[.C82])" office:value-type="string" office:string-value="Medium Circle Chit" calcext:value-type="string">
            <text:p>Medium Circle Chit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0.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$5.4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82]-300*[.K82])/2" office:value-type="float" office:value="37.5" calcext:value-type="float">
            <text:p>37.5</text:p>
          </table:table-cell>
          <table:table-cell table:formula="of:=([.J82]-300*[.L8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3];FIND(&quot; &quot;;[.A83])+1;999);&quot;/&quot;;LEFT([.A83];FIND(&quot; &quot;;[.A83])-1));[.A83])" office:value-type="string" office:string-value="Punchout/Small" calcext:value-type="string">
            <text:p>Punchout/Small</text:p>
          </table:table-cell>
          <table:table-cell office:value-type="string" calcext:value-type="string">
            <text:p>Medium Ring</text:p>
          </table:table-cell>
          <table:table-cell table:formula="of:=IFERROR(CONCATENATE(LEFT([.C83];FIND([.A83];[.C83])-2);MID([.C83];FIND([.A83];[.C83])+LEN([.A83]);999));[.C83])" office:value-type="string" office:string-value="Medium Ring" calcext:value-type="string">
            <text:p>Medium Ring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0.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$6.00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I83]-300*[.K83])/2" office:value-type="float" office:value="37.5" calcext:value-type="float">
            <text:p>37.5</text:p>
          </table:table-cell>
          <table:table-cell table:formula="of:=([.J83]-300*[.L8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4];FIND(&quot; &quot;;[.A84])+1;999);&quot;/&quot;;LEFT([.A84];FIND(&quot; &quot;;[.A84])-1));[.A84])" office:value-type="string" office:string-value="Punchout/Small" calcext:value-type="string">
            <text:p>Punchout/Small</text:p>
          </table:table-cell>
          <table:table-cell office:value-type="string" calcext:value-type="string">
            <text:p>Medium Square Chit</text:p>
          </table:table-cell>
          <table:table-cell table:formula="of:=IFERROR(CONCATENATE(LEFT([.C84];FIND([.A84];[.C84])-2);MID([.C84];FIND([.A84];[.C84])+LEN([.A84]);999));[.C84])" office:value-type="string" office:string-value="Medium Square Chit" calcext:value-type="string">
            <text:p>Medium Square Chit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0.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$6.0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84]-300*[.K84])/2" office:value-type="float" office:value="37.5" calcext:value-type="float">
            <text:p>37.5</text:p>
          </table:table-cell>
          <table:table-cell table:formula="of:=([.J84]-300*[.L8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5];FIND(&quot; &quot;;[.A85])+1;999);&quot;/&quot;;LEFT([.A85];FIND(&quot; &quot;;[.A85])-1));[.A85])" office:value-type="string" office:string-value="Punchout/Small" calcext:value-type="string">
            <text:p>Punchout/Small</text:p>
          </table:table-cell>
          <table:table-cell office:value-type="string" calcext:value-type="string">
            <text:p>Medium Standee</text:p>
          </table:table-cell>
          <table:table-cell table:formula="of:=IFERROR(CONCATENATE(LEFT([.C85];FIND([.A85];[.C85])-2);MID([.C85];FIND([.A85];[.C85])+LEN([.A85]);999));[.C85])" office:value-type="string" office:string-value="Medium Standee" calcext:value-type="string">
            <text:p>Medium Standee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0.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6.0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.75</text:p>
          </table:table-cell>
          <table:table-cell office:value-type="float" office:value="1.675" calcext:value-type="float">
            <text:p>1.675</text:p>
          </table:table-cell>
          <table:table-cell/>
          <table:table-cell table:formula="of:=([.I85]-300*[.K85])/2" office:value-type="float" office:value="37.5" calcext:value-type="float">
            <text:p>37.5</text:p>
          </table:table-cell>
          <table:table-cell table:formula="of:=([.J85]-300*[.L85])/2" office:value-type="float" office:value="123.75" calcext:value-type="float">
            <text:p>123.7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6];FIND(&quot; &quot;;[.A86])+1;999);&quot;/&quot;;LEFT([.A86];FIND(&quot; &quot;;[.A86])-1));[.A86])" office:value-type="string" office:string-value="Punchout/Small" calcext:value-type="string">
            <text:p>Punchout/Small</text:p>
          </table:table-cell>
          <table:table-cell office:value-type="string" calcext:value-type="string">
            <text:p>Medium Triangle Chit</text:p>
          </table:table-cell>
          <table:table-cell table:formula="of:=IFERROR(CONCATENATE(LEFT([.C86];FIND([.A86];[.C86])-2);MID([.C86];FIND([.A86];[.C86])+LEN([.A86]);999));[.C86])" office:value-type="string" office:string-value="Medium Triangle Chit" calcext:value-type="string">
            <text:p>Medium Triangle Chit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0.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$5.3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86]-300*[.K86])/2" office:value-type="float" office:value="37.5" calcext:value-type="float">
            <text:p>37.5</text:p>
          </table:table-cell>
          <table:table-cell table:formula="of:=([.J86]-300*[.L8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7];FIND(&quot; &quot;;[.A87])+1;999);&quot;/&quot;;LEFT([.A87];FIND(&quot; &quot;;[.A87])-1));[.A87])" office:value-type="string" office:string-value="Punchout/Small" calcext:value-type="string">
            <text:p>Punchout/Small</text:p>
          </table:table-cell>
          <table:table-cell office:value-type="string" calcext:value-type="string">
            <text:p>Mini Circle Tile</text:p>
          </table:table-cell>
          <table:table-cell table:formula="of:=IFERROR(CONCATENATE(LEFT([.C87];FIND([.A87];[.C87])-2);MID([.C87];FIND([.A87];[.C87])+LEN([.A87]);999));[.C87])" office:value-type="string" office:string-value="Mini Circle Tile" calcext:value-type="string">
            <text:p>Mini Circle Tile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0.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4.72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.25" calcext:value-type="float">
            <text:p>1.25</text:p>
          </table:table-cell>
          <table:table-cell/>
          <table:table-cell table:formula="of:=([.I87]-300*[.K87])/2" office:value-type="float" office:value="37.5" calcext:value-type="float">
            <text:p>37.5</text:p>
          </table:table-cell>
          <table:table-cell table:formula="of:=([.J87]-300*[.L8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8];FIND(&quot; &quot;;[.A88])+1;999);&quot;/&quot;;LEFT([.A88];FIND(&quot; &quot;;[.A88])-1));[.A88])" office:value-type="string" office:string-value="Punchout/Small" calcext:value-type="string">
            <text:p>Punchout/Small</text:p>
          </table:table-cell>
          <table:table-cell office:value-type="string" calcext:value-type="string">
            <text:p>Mini Hex Tile</text:p>
          </table:table-cell>
          <table:table-cell table:formula="of:=IFERROR(CONCATENATE(LEFT([.C88];FIND([.A88];[.C88])-2);MID([.C88];FIND([.A88];[.C88])+LEN([.A88]);999));[.C88])" office:value-type="string" office:string-value="Mini Hex Tile" calcext:value-type="string">
            <text:p>Mini Hex Tile</text:p>
          </table:table-cell>
          <table:table-cell office:value-type="string" calcext:value-type="string">
            <text:p>$8.06</text:p>
          </table:table-cell>
          <table:table-cell office:value-type="string" calcext:value-type="string">
            <text:p>$0.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4.66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1.25" calcext:value-type="float">
            <text:p>1.25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([.I88]-300*[.K88])/2" office:value-type="float" office:value="37.5" calcext:value-type="float">
            <text:p>37.5</text:p>
          </table:table-cell>
          <table:table-cell table:formula="of:=([.J88]-300*[.L88])/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89];FIND(&quot; &quot;;[.A89])+1;999);&quot;/&quot;;LEFT([.A89];FIND(&quot; &quot;;[.A89])-1));[.A89])" office:value-type="string" office:string-value="Punchout/Small" calcext:value-type="string">
            <text:p>Punchout/Small</text:p>
          </table:table-cell>
          <table:table-cell office:value-type="string" calcext:value-type="string">
            <text:p>Mini Square Tile</text:p>
          </table:table-cell>
          <table:table-cell table:formula="of:=IFERROR(CONCATENATE(LEFT([.C89];FIND([.A89];[.C89])-2);MID([.C89];FIND([.A89];[.C89])+LEN([.A89]);999));[.C89])" office:value-type="string" office:string-value="Mini Square Tile" calcext:value-type="string">
            <text:p>Mini Square Tile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0.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$5.13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 office:value-type="float" office:value="1.25" calcext:value-type="float">
            <text:p>1.25</text:p>
          </table:table-cell>
          <table:table-cell/>
          <table:table-cell table:formula="of:=([.I89]-300*[.K89])/2" office:value-type="float" office:value="37.5" calcext:value-type="float">
            <text:p>37.5</text:p>
          </table:table-cell>
          <table:table-cell table:formula="of:=([.J89]-300*[.L89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90];FIND(&quot; &quot;;[.A90])+1;999);&quot;/&quot;;LEFT([.A90];FIND(&quot; &quot;;[.A90])-1));[.A90])" office:value-type="string" office:string-value="Punchout/Small" calcext:value-type="string">
            <text:p>Punchout/Small</text:p>
          </table:table-cell>
          <table:table-cell office:value-type="string" calcext:value-type="string">
            <text:p>Small Circle Chit</text:p>
          </table:table-cell>
          <table:table-cell table:formula="of:=IFERROR(CONCATENATE(LEFT([.C90];FIND([.A90];[.C90])-2);MID([.C90];FIND([.A90];[.C90])+LEN([.A90]);999));[.C90])" office:value-type="string" office:string-value="Small Circle Chit" calcext:value-type="string">
            <text:p>Small Circle Chit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0.0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$6.0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formula="of:=([.I90]-300*[.K90])/2" office:value-type="float" office:value="37.5" calcext:value-type="float">
            <text:p>37.5</text:p>
          </table:table-cell>
          <table:table-cell table:formula="of:=([.J90]-300*[.L9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91];FIND(&quot; &quot;;[.A91])+1;999);&quot;/&quot;;LEFT([.A91];FIND(&quot; &quot;;[.A91])-1));[.A91])" office:value-type="string" office:string-value="Punchout/Small" calcext:value-type="string">
            <text:p>Punchout/Small</text:p>
          </table:table-cell>
          <table:table-cell office:value-type="string" calcext:value-type="string">
            <text:p>Small Ring</text:p>
          </table:table-cell>
          <table:table-cell table:formula="of:=IFERROR(CONCATENATE(LEFT([.C91];FIND([.A91];[.C91])-2);MID([.C91];FIND([.A91];[.C91])+LEN([.A91]);999));[.C91])" office:value-type="string" office:string-value="Small Ring" calcext:value-type="string">
            <text:p>Small Ring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0.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5.7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91]-300*[.K91])/2" office:value-type="float" office:value="37.5" calcext:value-type="float">
            <text:p>37.5</text:p>
          </table:table-cell>
          <table:table-cell table:formula="of:=([.J91]-300*[.L9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92];FIND(&quot; &quot;;[.A92])+1;999);&quot;/&quot;;LEFT([.A92];FIND(&quot; &quot;;[.A92])-1));[.A92])" office:value-type="string" office:string-value="Punchout/Small" calcext:value-type="string">
            <text:p>Punchout/Small</text:p>
          </table:table-cell>
          <table:table-cell office:value-type="string" calcext:value-type="string">
            <text:p>Small Square Chit</text:p>
          </table:table-cell>
          <table:table-cell table:formula="of:=IFERROR(CONCATENATE(LEFT([.C92];FIND([.A92];[.C92])-2);MID([.C92];FIND([.A92];[.C92])+LEN([.A92]);999));[.C92])" office:value-type="string" office:string-value="Small Square Chit" calcext:value-type="string">
            <text:p>Small Square Chit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0.0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$6.76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formula="of:=([.I92]-300*[.K92])/2" office:value-type="float" office:value="37.5" calcext:value-type="float">
            <text:p>37.5</text:p>
          </table:table-cell>
          <table:table-cell table:formula="of:=([.J92]-300*[.L9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all Punchout</text:p>
          </table:table-cell>
          <table:table-cell table:formula="of:=IFERROR(CONCATENATE(MID([.A93];FIND(&quot; &quot;;[.A93])+1;999);&quot;/&quot;;LEFT([.A93];FIND(&quot; &quot;;[.A93])-1));[.A93])" office:value-type="string" office:string-value="Punchout/Small" calcext:value-type="string">
            <text:p>Punchout/Small</text:p>
          </table:table-cell>
          <table:table-cell office:value-type="string" calcext:value-type="string">
            <text:p>Small Standee</text:p>
          </table:table-cell>
          <table:table-cell table:formula="of:=IFERROR(CONCATENATE(LEFT([.C93];FIND([.A93];[.C93])-2);MID([.C93];FIND([.A93];[.C93])+LEN([.A93]);999));[.C93])" office:value-type="string" office:string-value="Small Standee" calcext:value-type="string">
            <text:p>Small Standee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0.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$6.04</text:p>
          </table:table-cell>
          <table:table-cell office:value-type="float" office:value="225" calcext:value-type="float">
            <text:p>225</text:p>
          </table:table-cell>
          <table:table-cell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office:value-type="float" office:value="1.125" calcext:value-type="float">
            <text:p>1.125</text:p>
          </table:table-cell>
          <table:table-cell/>
          <table:table-cell table:formula="of:=([.I93]-300*[.K93])/2" office:value-type="float" office:value="37.5" calcext:value-type="float">
            <text:p>37.5</text:p>
          </table:table-cell>
          <table:table-cell table:formula="of:=([.J93]-300*[.L93])/2"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Medium Punchout</text:p>
          </table:table-cell>
          <table:table-cell table:formula="of:=IFERROR(CONCATENATE(MID([.A94];FIND(&quot; &quot;;[.A94])+1;999);&quot;/&quot;;LEFT([.A94];FIND(&quot; &quot;;[.A94])-1));[.A94])" office:value-type="string" office:string-value="Punchout/Medium" calcext:value-type="string">
            <text:p>Punchout/Medium</text:p>
          </table:table-cell>
          <table:table-cell office:value-type="string" calcext:value-type="string">
            <text:p>Custom Medium Punchout</text:p>
          </table:table-cell>
          <table:table-cell table:formula="of:=IFERROR(CONCATENATE(LEFT([.C94];FIND([.A94];[.C94])-2);MID([.C94];FIND([.A94];[.C94])+LEN([.A94]);999));[.C94])" office:value-type="string" office:string-value="Custom" calcext:value-type="string">
            <text:p>Custom</text:p>
          </table:table-cell>
          <table:table-cell table:style-name="Default" office:value-type="string" calcext:value-type="string">
            <text:p>$5.60 + (linear inches x $0.02616)</text:p>
          </table:table-cell>
          <table:table-cell table:style-name="Default" office:value-type="string" calcext:value-type="string">
            <text:p>???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$3.72 + (linear inches x $0.005232)</text:p>
          </table:table-cell>
          <table:table-cell office:value-type="float" office:value="2400" calcext:value-type="float">
            <text:p>2400</text:p>
          </table:table-cell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([.I94]-300*[.K94])/2" office:value-type="float" office:value="0" calcext:value-type="float">
            <text:p>0</text:p>
          </table:table-cell>
          <table:table-cell table:formula="of:=([.J94]-300*[.L9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um Punchout</text:p>
          </table:table-cell>
          <table:table-cell table:formula="of:=IFERROR(CONCATENATE(MID([.A95];FIND(&quot; &quot;;[.A95])+1;999);&quot;/&quot;;LEFT([.A95];FIND(&quot; &quot;;[.A95])-1));[.A95])" office:value-type="string" office:string-value="Punchout/Medium" calcext:value-type="string">
            <text:p>Punchout/Medium</text:p>
          </table:table-cell>
          <table:table-cell office:value-type="string" calcext:value-type="string">
            <text:p>Domino Tile</text:p>
          </table:table-cell>
          <table:table-cell table:formula="of:=IFERROR(CONCATENATE(LEFT([.C95];FIND([.A95];[.C95])-2);MID([.C95];FIND([.A95];[.C95])+LEN([.A95]);999));[.C95])" office:value-type="string" office:string-value="Domino Tile" calcext:value-type="string">
            <text:p>Domino Tile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0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4.15</text:p>
          </table:table-cell>
          <table:table-cell office:value-type="float" office:value="675" calcext:value-type="float">
            <text:p>675</text:p>
          </table:table-cell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I95]-300*[.K95])/2" office:value-type="float" office:value="37.5" calcext:value-type="float">
            <text:p>37.5</text:p>
          </table:table-cell>
          <table:table-cell table:formula="of:=([.J95]-300*[.L9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edium Punchout</text:p>
          </table:table-cell>
          <table:table-cell table:formula="of:=IFERROR(CONCATENATE(MID([.A96];FIND(&quot; &quot;;[.A96])+1;999);&quot;/&quot;;LEFT([.A96];FIND(&quot; &quot;;[.A96])-1));[.A96])" office:value-type="string" office:string-value="Punchout/Medium" calcext:value-type="string">
            <text:p>Punchout/Medium</text:p>
          </table:table-cell>
          <table:table-cell office:value-type="string" calcext:value-type="string">
            <text:p>Small Hex Tile</text:p>
          </table:table-cell>
          <table:table-cell table:formula="of:=IFERROR(CONCATENATE(LEFT([.C96];FIND([.A96];[.C96])-2);MID([.C96];FIND([.A96];[.C96])+LEN([.A96]);999));[.C96])" office:value-type="string" office:string-value="Small Hex Tile" calcext:value-type="string">
            <text:p>Small Hex Tile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0.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$4.45</text:p>
          </table:table-cell>
          <table:table-cell office:value-type="float" office:value="675" calcext:value-type="float">
            <text:p>67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([.I96]-300*[.K96])/2" office:value-type="float" office:value="37.5" calcext:value-type="float">
            <text:p>37.5</text:p>
          </table:table-cell>
          <table:table-cell table:formula="of:=([.J96]-300*[.L9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edium Punchout</text:p>
          </table:table-cell>
          <table:table-cell table:formula="of:=IFERROR(CONCATENATE(MID([.A97];FIND(&quot; &quot;;[.A97])+1;999);&quot;/&quot;;LEFT([.A97];FIND(&quot; &quot;;[.A97])-1));[.A97])" office:value-type="string" office:string-value="Punchout/Medium" calcext:value-type="string">
            <text:p>Punchout/Medium</text:p>
          </table:table-cell>
          <table:table-cell office:value-type="string" calcext:value-type="string">
            <text:p>Small Square Tile</text:p>
          </table:table-cell>
          <table:table-cell table:formula="of:=IFERROR(CONCATENATE(LEFT([.C97];FIND([.A97];[.C97])-2);MID([.C97];FIND([.A97];[.C97])+LEN([.A97]);999));[.C97])" office:value-type="string" office:string-value="Small Square Tile" calcext:value-type="string">
            <text:p>Small Square Tile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0.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4.45</text:p>
          </table:table-cell>
          <table:table-cell table:number-columns-repeated="2" office:value-type="float" office:value="675" calcext:value-type="float">
            <text:p>67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I97]-300*[.K97])/2" office:value-type="float" office:value="37.5" calcext:value-type="float">
            <text:p>37.5</text:p>
          </table:table-cell>
          <table:table-cell table:formula="of:=([.J97]-300*[.L9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edium Punchout</text:p>
          </table:table-cell>
          <table:table-cell table:formula="of:=IFERROR(CONCATENATE(MID([.A98];FIND(&quot; &quot;;[.A98])+1;999);&quot;/&quot;;LEFT([.A98];FIND(&quot; &quot;;[.A98])-1));[.A98])" office:value-type="string" office:string-value="Punchout/Medium" calcext:value-type="string">
            <text:p>Punchout/Medium</text:p>
          </table:table-cell>
          <table:table-cell office:value-type="string" calcext:value-type="string">
            <text:p>Triangle Tile</text:p>
          </table:table-cell>
          <table:table-cell table:formula="of:=IFERROR(CONCATENATE(LEFT([.C98];FIND([.A98];[.C98])-2);MID([.C98];FIND([.A98];[.C98])+LEN([.A98]);999));[.C98])" office:value-type="string" office:string-value="Triangle Tile" calcext:value-type="string">
            <text:p>Triangle Tile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0.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$4.45</text:p>
          </table:table-cell>
          <table:table-cell office:value-type="float" office:value="675" calcext:value-type="float">
            <text:p>67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([.I98]-300*[.K98])/2" office:value-type="float" office:value="37.5" calcext:value-type="float">
            <text:p>37.5</text:p>
          </table:table-cell>
          <table:table-cell table:formula="of:=([.J98]-300*[.L9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Large Punchout</text:p>
          </table:table-cell>
          <table:table-cell table:formula="of:=IFERROR(CONCATENATE(MID([.A99];FIND(&quot; &quot;;[.A99])+1;999);&quot;/&quot;;LEFT([.A99];FIND(&quot; &quot;;[.A99])-1));[.A99])" office:value-type="string" office:string-value="Punchout/Large" calcext:value-type="string">
            <text:p>Punchout/Large</text:p>
          </table:table-cell>
          <table:table-cell office:value-type="string" calcext:value-type="string">
            <text:p>Custom Large Punchout</text:p>
          </table:table-cell>
          <table:table-cell table:formula="of:=IFERROR(CONCATENATE(LEFT([.C99];FIND([.A99];[.C99])-2);MID([.C99];FIND([.A99];[.C99])+LEN([.A99]);999));[.C99])" office:value-type="string" office:string-value="Custom" calcext:value-type="string">
            <text:p>Custom</text:p>
          </table:table-cell>
          <table:table-cell table:style-name="Default" office:value-type="string" calcext:value-type="string">
            <text:p>$5.60 + (linear inches x $0.02616)</text:p>
          </table:table-cell>
          <table:table-cell table:style-name="Default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$3.72 + (linear inches x $0.005232)</text:p>
          </table:table-cell>
          <table:table-cell office:value-type="float" office:value="2475" calcext:value-type="float">
            <text:p>2475</text:p>
          </table:table-cell>
          <table:table-cell office:value-type="float" office:value="3150" calcext:value-type="float">
            <text:p>3150</text:p>
          </table:table-cell>
          <table:table-cell office:value-type="float" office:value="8.25" calcext:value-type="float">
            <text:p>8.25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([.I99]-300*[.K99])/2" office:value-type="float" office:value="0" calcext:value-type="float">
            <text:p>0</text:p>
          </table:table-cell>
          <table:table-cell table:formula="of:=([.J99]-300*[.L9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 Punchout</text:p>
          </table:table-cell>
          <table:table-cell table:formula="of:=IFERROR(CONCATENATE(MID([.A100];FIND(&quot; &quot;;[.A100])+1;999);&quot;/&quot;;LEFT([.A100];FIND(&quot; &quot;;[.A100])-1));[.A100])" office:value-type="string" office:string-value="Punchout/Large" calcext:value-type="string">
            <text:p>Punchout/Large</text:p>
          </table:table-cell>
          <table:table-cell office:value-type="string" calcext:value-type="string">
            <text:p>Large Hex Tile</text:p>
          </table:table-cell>
          <table:table-cell table:formula="of:=IFERROR(CONCATENATE(LEFT([.C100];FIND([.A100];[.C100])-2);MID([.C100];FIND([.A100];[.C100])+LEN([.A100]);999));[.C100])" office:value-type="string" office:string-value="Large Hex Tile" calcext:value-type="string">
            <text:p>Large Hex Tile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0.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4.04</text:p>
          </table:table-cell>
          <table:table-cell office:value-type="float" office:value="1200" calcext:value-type="float">
            <text:p>1200</text:p>
          </table:table-cell>
          <table:table-cell office:value-type="float" office:value="1050" calcext:value-type="float">
            <text:p>1050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/>
          <table:table-cell table:formula="of:=([.I100]-300*[.K100])/2" office:value-type="float" office:value="37.5" calcext:value-type="float">
            <text:p>37.5</text:p>
          </table:table-cell>
          <table:table-cell table:formula="of:=([.J100]-300*[.L10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Large Punchout</text:p>
          </table:table-cell>
          <table:table-cell table:formula="of:=IFERROR(CONCATENATE(MID([.A101];FIND(&quot; &quot;;[.A101])+1;999);&quot;/&quot;;LEFT([.A101];FIND(&quot; &quot;;[.A101])-1));[.A101])" office:value-type="string" office:string-value="Punchout/Large" calcext:value-type="string">
            <text:p>Punchout/Large</text:p>
          </table:table-cell>
          <table:table-cell office:value-type="string" calcext:value-type="string">
            <text:p>Large Square Tile</text:p>
          </table:table-cell>
          <table:table-cell table:formula="of:=IFERROR(CONCATENATE(LEFT([.C101];FIND([.A101];[.C101])-2);MID([.C101];FIND([.A101];[.C101])+LEN([.A101]);999));[.C101])" office:value-type="string" office:string-value="Large Square Tile" calcext:value-type="string">
            <text:p>Large Square Tile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0.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3.95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table:formula="of:=([.I101]-300*[.K101])/2" office:value-type="float" office:value="37.5" calcext:value-type="float">
            <text:p>37.5</text:p>
          </table:table-cell>
          <table:table-cell table:formula="of:=([.J101]-300*[.L101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Large Punchout</text:p>
          </table:table-cell>
          <table:table-cell table:formula="of:=IFERROR(CONCATENATE(MID([.A102];FIND(&quot; &quot;;[.A102])+1;999);&quot;/&quot;;LEFT([.A102];FIND(&quot; &quot;;[.A102])-1));[.A102])" office:value-type="string" office:string-value="Punchout/Large" calcext:value-type="string">
            <text:p>Punchout/Large</text:p>
          </table:table-cell>
          <table:table-cell office:value-type="string" calcext:value-type="string">
            <text:p>Medium Hex Tile</text:p>
          </table:table-cell>
          <table:table-cell table:formula="of:=IFERROR(CONCATENATE(LEFT([.C102];FIND([.A102];[.C102])-2);MID([.C102];FIND([.A102];[.C102])+LEN([.A102]);999));[.C102])" office:value-type="string" office:string-value="Medium Hex Tile" calcext:value-type="string">
            <text:p>Medium Hex Tile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0.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4.09</text:p>
          </table:table-cell>
          <table:table-cell office:value-type="float" office:value="825" calcext:value-type="float">
            <text:p>825</text:p>
          </table:table-cell>
          <table:table-cell office:value-type="float" office:value="750" calcext:value-type="float">
            <text:p>750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([.I102]-300*[.K102])/2" office:value-type="float" office:value="37.5" calcext:value-type="float">
            <text:p>37.5</text:p>
          </table:table-cell>
          <table:table-cell table:formula="of:=([.J102]-300*[.L102])/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rge Punchout</text:p>
          </table:table-cell>
          <table:table-cell table:formula="of:=IFERROR(CONCATENATE(MID([.A103];FIND(&quot; &quot;;[.A103])+1;999);&quot;/&quot;;LEFT([.A103];FIND(&quot; &quot;;[.A103])-1));[.A103])" office:value-type="string" office:string-value="Punchout/Large" calcext:value-type="string">
            <text:p>Punchout/Large</text:p>
          </table:table-cell>
          <table:table-cell office:value-type="string" calcext:value-type="string">
            <text:p>Medium Square Tile</text:p>
          </table:table-cell>
          <table:table-cell table:formula="of:=IFERROR(CONCATENATE(LEFT([.C103];FIND([.A103];[.C103])-2);MID([.C103];FIND([.A103];[.C103])+LEN([.A103]);999));[.C103])" office:value-type="string" office:string-value="Medium Square Tile" calcext:value-type="string">
            <text:p>Medium Square Tile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0.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4.00</text:p>
          </table:table-cell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formula="of:=([.I103]-300*[.K103])/2" office:value-type="float" office:value="37.5" calcext:value-type="float">
            <text:p>37.5</text:p>
          </table:table-cell>
          <table:table-cell table:formula="of:=([.J103]-300*[.L10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ore Pad</text:p>
          </table:table-cell>
          <table:table-cell table:formula="of:=IFERROR(CONCATENATE(MID([.A104];FIND(&quot; &quot;;[.A104])+1;999);&quot;/&quot;;LEFT([.A104];FIND(&quot; &quot;;[.A104])-1));[.A104])" office:value-type="string" office:string-value="Pad/Score" calcext:value-type="string">
            <text:p>Pad/Score</text:p>
          </table:table-cell>
          <table:table-cell office:value-type="string" calcext:value-type="string">
            <text:p>Large Score Pad</text:p>
          </table:table-cell>
          <table:table-cell table:formula="of:=IFERROR(CONCATENATE(LEFT([.C104];FIND([.A104];[.C104])-2);MID([.C104];FIND([.A104];[.C104])+LEN([.A104]);999));[.C104])" office:value-type="string" office:string-value="Large" calcext:value-type="string">
            <text:p>Large</text:p>
          </table:table-cell>
          <table:table-cell office:value-type="string" calcext:value-type="string">
            <text:p>$0.35</text:p>
          </table:table-cell>
          <table:table-cell office:value-type="string" calcext:value-type="string">
            <text:p>$0.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20</text:p>
          </table:table-cell>
          <table:table-cell office:value-type="float" office:value="2475" calcext:value-type="float">
            <text:p>2475</text:p>
          </table:table-cell>
          <table:table-cell office:value-type="float" office:value="3075" calcext:value-type="float">
            <text:p>30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104]-300*[.K104])/2" office:value-type="float" office:value="37.5" calcext:value-type="float">
            <text:p>37.5</text:p>
          </table:table-cell>
          <table:table-cell table:formula="of:=([.J104]-300*[.L104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ore Pad</text:p>
          </table:table-cell>
          <table:table-cell table:formula="of:=IFERROR(CONCATENATE(MID([.A105];FIND(&quot; &quot;;[.A105])+1;999);&quot;/&quot;;LEFT([.A105];FIND(&quot; &quot;;[.A105])-1));[.A105])" office:value-type="string" office:string-value="Pad/Score" calcext:value-type="string">
            <text:p>Pad/Score</text:p>
          </table:table-cell>
          <table:table-cell office:value-type="string" calcext:value-type="string">
            <text:p>Medium Score Pad</text:p>
          </table:table-cell>
          <table:table-cell table:formula="of:=IFERROR(CONCATENATE(LEFT([.C105];FIND([.A105];[.C105])-2);MID([.C105];FIND([.A105];[.C105])+LEN([.A105]);999));[.C105])" office:value-type="string" office:string-value="Medium" calcext:value-type="string">
            <text:p>Medium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0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8</text:p>
          </table:table-cell>
          <table:table-cell office:value-type="float" office:value="1425" calcext:value-type="float">
            <text:p>1425</text:p>
          </table:table-cell>
          <table:table-cell office:value-type="float" office:value="2475" calcext:value-type="float">
            <text:p>2475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I105]-300*[.K105])/2" office:value-type="float" office:value="37.5" calcext:value-type="float">
            <text:p>37.5</text:p>
          </table:table-cell>
          <table:table-cell table:formula="of:=([.J105]-300*[.L105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ore Pad</text:p>
          </table:table-cell>
          <table:table-cell table:formula="of:=IFERROR(CONCATENATE(MID([.A106];FIND(&quot; &quot;;[.A106])+1;999);&quot;/&quot;;LEFT([.A106];FIND(&quot; &quot;;[.A106])-1));[.A106])" office:value-type="string" office:string-value="Pad/Score" calcext:value-type="string">
            <text:p>Pad/Score</text:p>
          </table:table-cell>
          <table:table-cell office:value-type="string" calcext:value-type="string">
            <text:p>Small Score Pad</text:p>
          </table:table-cell>
          <table:table-cell table:formula="of:=IFERROR(CONCATENATE(LEFT([.C106];FIND([.A106];[.C106])-2);MID([.C106];FIND([.A106];[.C106])+LEN([.A106]);999));[.C106])" office:value-type="string" office:string-value="Small" calcext:value-type="string">
            <text:p>Small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0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0.18</text:p>
          </table:table-cell>
          <table:table-cell office:value-type="float" office:value="1125" calcext:value-type="float">
            <text:p>1125</text:p>
          </table:table-cell>
          <table:table-cell office:value-type="float" office:value="1725" calcext:value-type="float">
            <text:p>172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([.I106]-300*[.K106])/2" office:value-type="float" office:value="37.5" calcext:value-type="float">
            <text:p>37.5</text:p>
          </table:table-cell>
          <table:table-cell table:formula="of:=([.J106]-300*[.L106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table:formula="of:=IFERROR(CONCATENATE(MID([.A107];FIND(&quot; &quot;;[.A107])+1;999);&quot;/&quot;;LEFT([.A107];FIND(&quot; &quot;;[.A107])-1));[.A107])" office:value-type="string" office:string-value="Screen" calcext:value-type="string">
            <text:p>Screen</text:p>
          </table:table-cell>
          <table:table-cell office:value-type="string" calcext:value-type="string">
            <text:p>Large Screen</text:p>
          </table:table-cell>
          <table:table-cell table:formula="of:=IFERROR(CONCATENATE(LEFT([.C107];FIND([.A107];[.C107])-2);MID([.C107];FIND([.A107];[.C107])+LEN([.A107]);999));[.C107])" office:value-type="string" office:string-value="Large" calcext:value-type="string">
            <text:p>Large</text:p>
          </table:table-cell>
          <table:table-cell table:number-columns-repeated="2" office:value-type="string" calcext:value-type="string">
            <text:p>$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65</text:p>
          </table:table-cell>
          <table:table-cell office:value-type="float" office:value="4875" calcext:value-type="float">
            <text:p>4875</text:p>
          </table:table-cell>
          <table:table-cell office:value-type="float" office:value="3075" calcext:value-type="float">
            <text:p>307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I107]-300*[.K107])/2" office:value-type="float" office:value="37.5" calcext:value-type="float">
            <text:p>37.5</text:p>
          </table:table-cell>
          <table:table-cell table:formula="of:=([.J107]-300*[.L107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table:formula="of:=IFERROR(CONCATENATE(MID([.A108];FIND(&quot; &quot;;[.A108])+1;999);&quot;/&quot;;LEFT([.A108];FIND(&quot; &quot;;[.A108])-1));[.A108])" office:value-type="string" office:string-value="Screen" calcext:value-type="string">
            <text:p>Screen</text:p>
          </table:table-cell>
          <table:table-cell office:value-type="string" calcext:value-type="string">
            <text:p>Medium Screen</text:p>
          </table:table-cell>
          <table:table-cell table:formula="of:=IFERROR(CONCATENATE(LEFT([.C108];FIND([.A108];[.C108])-2);MID([.C108];FIND([.A108];[.C108])+LEN([.A108]);999));[.C108])" office:value-type="string" office:string-value="Medium" calcext:value-type="string">
            <text:p>Medium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.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.65</text:p>
          </table:table-cell>
          <table:table-cell office:value-type="float" office:value="4875" calcext:value-type="float">
            <text:p>4875</text:p>
          </table:table-cell>
          <table:table-cell office:value-type="float" office:value="1425" calcext:value-type="float">
            <text:p>1425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([.I108]-300*[.K108])/2" office:value-type="float" office:value="37.5" calcext:value-type="float">
            <text:p>37.5</text:p>
          </table:table-cell>
          <table:table-cell table:formula="of:=([.J108]-300*[.L108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table:formula="of:=IFERROR(CONCATENATE(MID([.A109];FIND(&quot; &quot;;[.A109])+1;999);&quot;/&quot;;LEFT([.A109];FIND(&quot; &quot;;[.A109])-1));[.A109])" office:value-type="string" office:string-value="Screen" calcext:value-type="string">
            <text:p>Screen</text:p>
          </table:table-cell>
          <table:table-cell office:value-type="string" calcext:value-type="string">
            <text:p>Small Screen</text:p>
          </table:table-cell>
          <table:table-cell table:formula="of:=IFERROR(CONCATENATE(LEFT([.C109];FIND([.A109];[.C109])-2);MID([.C109];FIND([.A109];[.C109])+LEN([.A109]);999));[.C109])" office:value-type="string" office:string-value="Small" calcext:value-type="string">
            <text:p>Small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0.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.65</text:p>
          </table:table-cell>
          <table:table-cell office:value-type="float" office:value="3075" calcext:value-type="float">
            <text:p>3075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I109]-300*[.K109])/2" office:value-type="float" office:value="37.5" calcext:value-type="float">
            <text:p>37.5</text:p>
          </table:table-cell>
          <table:table-cell table:formula="of:=([.J109]-300*[.L109])/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table:formula="of:=IFERROR(CONCATENATE(MID([.A110];FIND(&quot; &quot;;[.A110])+1;999);&quot;/&quot;;LEFT([.A110];FIND(&quot; &quot;;[.A110])-1));[.A110])" office:value-type="string" office:string-value="Shard" calcext:value-type="string">
            <text:p>Shard</text:p>
          </table:table-cell>
          <table:table-cell office:value-type="string" calcext:value-type="string">
            <text:p>Circle Shard</text:p>
          </table:table-cell>
          <table:table-cell table:formula="of:=IFERROR(CONCATENATE(LEFT([.C110];FIND([.A110];[.C110])-2);MID([.C110];FIND([.A110];[.C110])+LEN([.A110]);999));[.C110])" office:value-type="string" office:string-value="Circle" calcext:value-type="string">
            <text:p>Circle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0.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$1.4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110]-300*[.K110])/2" office:value-type="float" office:value="37.5" calcext:value-type="float">
            <text:p>37.5</text:p>
          </table:table-cell>
          <table:table-cell table:formula="of:=([.J110]-300*[.L110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table:formula="of:=IFERROR(CONCATENATE(MID([.A111];FIND(&quot; &quot;;[.A111])+1;999);&quot;/&quot;;LEFT([.A111];FIND(&quot; &quot;;[.A111])-1));[.A111])" office:value-type="string" office:string-value="Shard" calcext:value-type="string">
            <text:p>Shard</text:p>
          </table:table-cell>
          <table:table-cell office:value-type="string" calcext:value-type="string">
            <text:p>Hex Shard</text:p>
          </table:table-cell>
          <table:table-cell table:formula="of:=IFERROR(CONCATENATE(LEFT([.C111];FIND([.A111];[.C111])-2);MID([.C111];FIND([.A111];[.C111])+LEN([.A111]);999));[.C111])" office:value-type="string" office:string-value="Hex" calcext:value-type="string">
            <text:p>Hex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0.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$1.4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/>
          <table:table-cell table:formula="of:=([.I111]-300*[.K111])/2" office:value-type="float" office:value="37.5" calcext:value-type="float">
            <text:p>37.5</text:p>
          </table:table-cell>
          <table:table-cell table:formula="of:=([.J111]-300*[.L111])/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table:formula="of:=IFERROR(CONCATENATE(MID([.A112];FIND(&quot; &quot;;[.A112])+1;999);&quot;/&quot;;LEFT([.A112];FIND(&quot; &quot;;[.A112])-1));[.A112])" office:value-type="string" office:string-value="Shard" calcext:value-type="string">
            <text:p>Shard</text:p>
          </table:table-cell>
          <table:table-cell office:value-type="string" calcext:value-type="string">
            <text:p>Square Shard</text:p>
          </table:table-cell>
          <table:table-cell table:formula="of:=IFERROR(CONCATENATE(LEFT([.C112];FIND([.A112];[.C112])-2);MID([.C112];FIND([.A112];[.C112])+LEN([.A112]);999));[.C112])" office:value-type="string" office:string-value="Square" calcext:value-type="string">
            <text:p>Square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0.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$1.4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.75" calcext:value-type="float">
            <text:p>0.75</text:p>
          </table:table-cell>
          <table:table-cell/>
          <table:table-cell table:formula="of:=([.I112]-300*[.K112])/2" office:value-type="float" office:value="37.5" calcext:value-type="float">
            <text:p>37.5</text:p>
          </table:table-cell>
          <table:table-cell table:formula="of:=([.J112]-300*[.L112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table:formula="of:=IFERROR(CONCATENATE(MID([.A113];FIND(&quot; &quot;;[.A113])+1;999);&quot;/&quot;;LEFT([.A113];FIND(&quot; &quot;;[.A113])-1));[.A113])" office:value-type="string" office:string-value="Shard" calcext:value-type="string">
            <text:p>Shard</text:p>
          </table:table-cell>
          <table:table-cell office:value-type="string" calcext:value-type="string">
            <text:p>Tombstone Shard</text:p>
          </table:table-cell>
          <table:table-cell table:formula="of:=IFERROR(CONCATENATE(LEFT([.C113];FIND([.A113];[.C113])-2);MID([.C113];FIND([.A113];[.C113])+LEN([.A113]);999));[.C113])" office:value-type="string" office:string-value="Tombstone" calcext:value-type="string">
            <text:p>Tombstone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0.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1.45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([.I113]-300*[.K113])/2" office:value-type="float" office:value="37.5" calcext:value-type="float">
            <text:p>37.5</text:p>
          </table:table-cell>
          <table:table-cell table:formula="of:=([.J113]-300*[.L113])/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table:formula="of:=IFERROR(CONCATENATE(MID([.A114];FIND(&quot; &quot;;[.A114])+1;999);&quot;/&quot;;LEFT([.A114];FIND(&quot; &quot;;[.A114])-1));[.A114])" office:value-type="string" office:string-value="Sticker" calcext:value-type="string">
            <text:p>Sticker</text:p>
          </table:table-cell>
          <table:table-cell office:value-type="string" calcext:value-type="string">
            <text:p>Dice Sticker</text:p>
          </table:table-cell>
          <table:table-cell table:formula="of:=IFERROR(CONCATENATE(LEFT([.C114];FIND([.A114];[.C114])-2);MID([.C114];FIND([.A114];[.C114])+LEN([.A114]);999));[.C114])" office:value-type="string" office:string-value="Dice" calcext:value-type="string">
            <text:p>Dice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0.0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$1.59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formula="of:=([.I114]-300*[.K114])/2" office:value-type="float" office:value="19" calcext:value-type="float">
            <text:p>19</text:p>
          </table:table-cell>
          <table:table-cell table:formula="of:=([.J114]-300*[.L114])/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table:formula="of:=IFERROR(CONCATENATE(MID([.A115];FIND(&quot; &quot;;[.A115])+1;999);&quot;/&quot;;LEFT([.A115];FIND(&quot; &quot;;[.A115])-1));[.A115])" office:value-type="string" office:string-value="Sticker" calcext:value-type="string">
            <text:p>Sticker</text:p>
          </table:table-cell>
          <table:table-cell office:value-type="string" calcext:value-type="string">
            <text:p>Meeple Sticker</text:p>
          </table:table-cell>
          <table:table-cell table:formula="of:=IFERROR(CONCATENATE(LEFT([.C115];FIND([.A115];[.C115])-2);MID([.C115];FIND([.A115];[.C115])+LEN([.A115]);999));[.C115])" office:value-type="string" office:string-value="Meeple" calcext:value-type="string">
            <text:p>Meeple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$2.18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([.I115]-300*[.K115])/2" office:value-type="float" office:value="37.5" calcext:value-type="float">
            <text:p>37.5</text:p>
          </table:table-cell>
          <table:table-cell table:formula="of:=([.J115]-300*[.L115])/2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table:formula="of:=IFERROR(CONCATENATE(MID([.A116];FIND(&quot; &quot;;[.A116])+1;999);&quot;/&quot;;LEFT([.A116];FIND(&quot; &quot;;[.A116])-1));[.A116])" office:value-type="string" office:string-value="Sticker" calcext:value-type="string">
            <text:p>Sticker</text:p>
          </table:table-cell>
          <table:table-cell office:value-type="string" calcext:value-type="string">
            <text:p>Pawn Sticker</text:p>
          </table:table-cell>
          <table:table-cell table:formula="of:=IFERROR(CONCATENATE(LEFT([.C116];FIND([.A116];[.C116])-2);MID([.C116];FIND([.A116];[.C116])+LEN([.A116]);999));[.C116])" office:value-type="string" office:string-value="Pawn" calcext:value-type="string">
            <text:p>Pawn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0.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1.67</text:p>
          </table:table-cell>
          <table:table-cell office:value-type="float" office:value="300" calcext:value-type="float">
            <text:p>300</text:p>
          </table:table-cell>
          <table:table-cell office:value-type="float" office:value="525" calcext:value-type="float">
            <text:p>525</text:p>
          </table:table-cell>
          <table:table-cell office:value-type="float" office:value="0.65" calcext:value-type="float">
            <text:p>0.65</text:p>
          </table:table-cell>
          <table:table-cell office:value-type="float" office:value="1.35" calcext:value-type="float">
            <text:p>1.35</text:p>
          </table:table-cell>
          <table:table-cell/>
          <table:table-cell table:formula="of:=([.I116]-300*[.K116])/2" office:value-type="float" office:value="52.5" calcext:value-type="float">
            <text:p>52.5</text:p>
          </table:table-cell>
          <table:table-cell table:formula="of:=([.J116]-300*[.L116])/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table:formula="of:=IFERROR(CONCATENATE(MID([.A117];FIND(&quot; &quot;;[.A117])+1;999);&quot;/&quot;;LEFT([.A117];FIND(&quot; &quot;;[.A117])-1));[.A117])" office:value-type="string" office:string-value="Sticker" calcext:value-type="string">
            <text:p>Sticker</text:p>
          </table:table-cell>
          <table:table-cell office:value-type="string" calcext:value-type="string">
            <text:p>Token Sticker</text:p>
          </table:table-cell>
          <table:table-cell table:formula="of:=IFERROR(CONCATENATE(LEFT([.C117];FIND([.A117];[.C117])-2);MID([.C117];FIND([.A117];[.C117])+LEN([.A117]);999));[.C117])" office:value-type="string" office:string-value="Token" calcext:value-type="string">
            <text:p>Token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0.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2.80</text:p>
          </table:table-cell>
          <table:table-cell table:number-columns-repeated="2"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I117]-300*[.K117])/2" office:value-type="float" office:value="19" calcext:value-type="float">
            <text:p>19</text:p>
          </table:table-cell>
          <table:table-cell table:formula="of:=([.J117]-300*[.L117])/2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0:16:09.0754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1:02:21.473204000</dc:date>
    <meta:editing-duration>PT6H11M22S</meta:editing-duration>
    <meta:editing-cycles>2</meta:editing-cycles>
    <meta:generator>LibreOffice/5.1.0.1$MacOSX_X86_64 LibreOffice_project/bcace328aabc4c8c10b56daa87da0a2ee6579b5a</meta:generator>
    <meta:document-statistic meta:table-count="1" meta:cell-count="1656" meta:object-count="0"/>
  </office:meta>
</office:document-meta>
</file>